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1.289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1.2563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ke Pelmon 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1">
          <table:table-cell office:value-type="string">
            <text:p><text:a xlink:href="http://agents.ebrokercenter.com/#lead/edit/20160131211919-mhecZhNw-G0UELtzU">Angelica Silva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53143207 Income information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<text:a xlink:href="http://agents.ebrokercenter.com/#lead/edit/20160131142141-FocyPRUq-WzEV2vUt">Janice Toney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Hold</text:a></text:p>
          </table:table-cell>
          <table:table-cell office:value-type="string">
            <text:p>ID#: 1952845199 (BCBS will mail the bill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<text:a xlink:href="http://agents.ebrokercenter.com/#lead/edit/20160131142759-ZDuoYPwf-XCc1RwoG">Jelonie Collins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692219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Javier Castro</text:a>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<text:a xlink:href="http://agents.ebrokercenter.com/#lead/edit/20160131125146-bjIyHHiM-Q4AtFTVL">Angelia Gee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Paymentissue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332.09">
            <text:p>332.09</text:p>
          </table:table-cell>
        </table:table-row>
        <table:table-row table:style-name="ro1">
          <table:table-cell office:value-type="string">
            <text:p><text:a xlink:href="http://agents.ebrokercenter.com/#lead/edit/20160130145216-fR1euP3R-D70ajpvS">Sharon Crowder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705296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string">
            <text:p><text:a xlink:href="http://agents.ebrokercenter.com/#lead/edit/20160130091703-X3Tvj9jn-2cvPp5Sx">Janice Maeweather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043493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<text:a xlink:href="http://agents.ebrokercenter.com/#lead/edit/20160129161100-f0f7UKLz-0nbfXdcA">Amber Hairsto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call in payment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<text:a xlink:href="http://agents.ebrokercenter.com/#lead/edit/20160129160317-BzHc9Uvu-vIuZLuRV">Vanessa Blodgett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791703 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<text:a xlink:href="http://agents.ebrokercenter.com/#lead/edit/20160129153548-pK08MjRS-uYw69iWw">Carol Gardontini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235669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<text:a xlink:href="http://agents.ebrokercenter.com/#lead/edit/20160129152530-lreYtMWM-fNHhJuC4">Neil Cooper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443105 (payment issue)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<text:a xlink:href="http://agents.ebrokercenter.com/#lead/edit/20160129144024-ccnfqGgu-N7Y8NA1i">Sharon Deloera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19298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<text:a xlink:href="http://agents.ebrokercenter.com/#lead/edit/20160129135619-onSexMQK-synN7LmF">Michael Brittia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360113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<text:a xlink:href="http://agents.ebrokercenter.com/#lead/edit/20160129112927-Adh3D0f0-JYjYR3ZD">Brenda Lane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790834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string">
            <text:p><text:a xlink:href="http://agents.ebrokercenter.com/#lead/edit/20160128160907-O62TX44i-Wfdb5lYk">John Cang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(see notes)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<text:a xlink:href="http://agents.ebrokercenter.com/#lead/edit/20160128103949-9ci1dqa3-QcZO5v6B">Brian Loring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6746598">
            <text:p>194674659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<text:a xlink:href="http://agents.ebrokercenter.com/#lead/edit/20160127151436-ydE46rQu-CBDXrmLb">Tiffany Sturdivant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49108270 (SEE NOTES)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<text:a xlink:href="http://agents.ebrokercenter.com/#lead/edit/20151217135859-q0gwlDJ0-C1OPCbFJ">Billy Martin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4875946 (TROUBLE MAKING PAYMENT)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<text:a xlink:href="http://agents.ebrokercenter.com/#lead/edit/20160126170913-DroAhuJF-Bhc5MBEA">David Baggett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081215 (SEE THE NOTES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<text:a xlink:href="http://agents.ebrokercenter.com/#lead/edit/20160126091316-qPPpLC51-TTavwNZ6">David Battle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203386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<text:a xlink:href="http://agents.ebrokercenter.com/#lead/edit/20160125172319-v7tfEOZj-vwUgZnwx">Tanya Willis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164050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<text:a xlink:href="http://agents.ebrokercenter.com/#lead/edit/20160125163242-k0D86wBH-TppqehMn">Tanesha Robertso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948301324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<text:a xlink:href="http://agents.ebrokercenter.com/#lead/edit/20160125145524-xwlwzbR8-7xOm3Gyo">Gary Hudson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 not confirmed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avier Castro</text:a>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string">
            <text:p><text:a xlink:href="http://agents.ebrokercenter.com/#lead/edit/20160125085159-Gb9znNr2-ZpUO02Jp">Karen Wallace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940756187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Shirlee Fequiere</text:a>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<text:a xlink:href="http://agents.ebrokercenter.com/#lead/edit/20160125084959-TsurWlAt-1gClzAyD">Joseph Williams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837180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string">
            <text:p><text:a xlink:href="http://agents.ebrokercenter.com/#lead/edit/20160122101038-txVa2Bun-Z4R5h8ca">Seth Jame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769529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<text:a xlink:href="http://agents.ebrokercenter.com/#lead/edit/20160121173745-Q0kz9YAX-1uuAKBD5">Michael Rainford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38023562 (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<text:a xlink:href="http://agents.ebrokercenter.com/#lead/edit/20160120165016-kknNQJd9-LpzgiJ8U">Demetria Porter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48364533 (SEE NOTES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<text:a xlink:href="http://agents.ebrokercenter.com/#lead/edit/20160118152821-AK4q13LT-Ueo6o2OM">Orin Wils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Paymentissue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<text:a xlink:href="http://agents.ebrokercenter.com/#lead/edit/20160118104013-bJg1danp-dDPS2udI">Derrick Blanchard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1965923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<text:a xlink:href="http://agents.ebrokercenter.com/#lead/edit/20160116112135-cYsL7ZEn-mfUYNu77">Thomas Wood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16959552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<text:a xlink:href="http://agents.ebrokercenter.com/#lead/edit/20160107115313-AMbwtelg-ZbrkBOKp">Ida Mcbroom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7399653 cant verify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<text:a xlink:href="http://agents.ebrokercenter.com/#lead/edit/20160114134821-7mwzVyWu-VTpcNhI1">Gonzalo Mendoza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6507235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<text:a xlink:href="http://agents.ebrokercenter.com/#lead/edit/20160113141004-tGMk1cjy-mTtrLM0b">Debby Morton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3694054">
            <text:p>190369405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<text:a xlink:href="http://agents.ebrokercenter.com/#lead/edit/20160113090000-s3w5Nfcm-7FCZICXu">Orrin Bridges</text:a></text:p>
          </table:table-cell>
          <table:table-cell office:value-type="date" office:date-value="2016-01-13">
            <text:p>01/13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6486323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<text:a xlink:href="http://agents.ebrokercenter.com/#lead/edit/20160113074347-R0zCHtfE-7PSVJs8g">Tim Wyatt</text:a></text:p>
          </table:table-cell>
          <table:table-cell office:value-type="date" office:date-value="2016-01-13">
            <text:p>01/13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915286759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Shirlee Fequiere</text:a></text:p>
          </table:table-cell>
          <table:table-cell office:value-type="float" office:value="364.67">
            <text:p>364.67</text:p>
          </table:table-cell>
        </table:table-row>
        <table:table-row table:style-name="ro1">
          <table:table-cell office:value-type="string">
            <text:p><text:a xlink:href="http://agents.ebrokercenter.com/#lead/edit/20160112153121-r4itAhne-pdkaduT2">Michael Sanders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95267077 (SEE NOTES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54.41">
            <text:p>254.41</text:p>
          </table:table-cell>
        </table:table-row>
        <table:table-row table:style-name="ro1">
          <table:table-cell office:value-type="string">
            <text:p><text:a xlink:href="http://agents.ebrokercenter.com/#lead/edit/20160108114633-nUXJBHHq-L33lIi2r">Charles Gray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8654645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<text:a xlink:href="http://agents.ebrokercenter.com/#lead/edit/20160108101656-TNzy1PuF-vrEYyJ0Z">Zachary Gocek</text:a></text:p>
          </table:table-cell>
          <table:table-cell office:value-type="date" office:date-value="2016-01-08">
            <text:p>01/0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87406610">
            <text:p>1887406610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<text:a xlink:href="http://agents.ebrokercenter.com/#lead/edit/20160108095158-ZlwCTP4W-Onjr5o2Q">William Smith</text:a></text:p>
          </table:table-cell>
          <table:table-cell office:value-type="date" office:date-value="2016-01-08">
            <text:p>01/0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88186527">
            <text:p>1888186527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59.07">
            <text:p>359.07</text:p>
          </table:table-cell>
        </table:table-row>
        <table:table-row table:style-name="ro1">
          <table:table-cell office:value-type="string">
            <text:p><text:a xlink:href="http://agents.ebrokercenter.com/#lead/edit/20160106173332-wDEATK11-AMcYPofc">Nathaniel Pratt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82431650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<text:a xlink:href="http://agents.ebrokercenter.com/#lead/edit/20160106145556-fOaS59Yv-byIZ93xR">Brittney Mcgee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8776847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<text:a xlink:href="http://agents.ebrokercenter.com/#lead/edit/20151214151340-re4bmVpy-iPGxsULw">Oscar Lewis</text:a></text:p>
          </table:table-cell>
          <table:table-cell office:value-type="date" office:date-value="2016-01-06">
            <text:p>01/06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348322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<text:a xlink:href="http://agents.ebrokercenter.com/#lead/edit/20151112142334-zhKSVIZJ-b1uEw2cN">Michael Gaut</text:a></text:p>
          </table:table-cell>
          <table:table-cell office:value-type="date" office:date-value="2016-01-05">
            <text:p>01/05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9109548">
            <text:p>180910954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string">
            <text:p><text:a xlink:href="http://agents.ebrokercenter.com/#lead/edit/20160104150052-oW9AFHzZ-JFlNdxwl">Monique Carter</text:a></text:p>
          </table:table-cell>
          <table:table-cell office:value-type="date" office:date-value="2016-01-04">
            <text:p>01/04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78519738">
            <text:p>187851973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string">
            <text:p><text:a xlink:href="http://agents.ebrokercenter.com/#lead/edit/20151230100500-fycL2YcE-5sLb4fzL">Glenda Gillmore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74659997 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string">
            <text:p><text:a xlink:href="http://agents.ebrokercenter.com/#lead/edit/20151230091408-tYamwiU7-wbfz1pdR">Ryan Il Grande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D#: 1874518721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<text:a xlink:href="http://agents.ebrokercenter.com/#lead/edit/20151229113327-JkxLAnev-Cv1c5YkH">Terrance Winsto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96886599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62.83">
            <text:p>262.83</text:p>
          </table:table-cell>
        </table:table-row>
        <table:table-row table:style-name="ro1">
          <table:table-cell office:value-type="string">
            <text:p><text:a xlink:href="http://agents.ebrokercenter.com/#lead/edit/20151228134243-2oMDbDfN-MpIpjT9H">Thomas Velez</text:a></text:p>
          </table:table-cell>
          <table:table-cell office:value-type="date" office:date-value="2016-01-01">
            <text:p>01/0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96118313">
            <text:p>1896118313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<text:a xlink:href="http://agents.ebrokercenter.com/#lead/edit/20151228113013-k97IhWI5-7bgQgcRn">Diammer Marti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96024721">
            <text:p>1896024721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<text:a xlink:href="http://agents.ebrokercenter.com/#lead/edit/20151228105714-QRDAtTxH-fbBoistp">Ricky Lambert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96441733">
            <text:p>1896441733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<text:a xlink:href="http://agents.ebrokercenter.com/#lead/edit/20151222085347-NwhdIyZI-iIgG8S4p">Adam Hotkins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62889239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11.31">
            <text:p>411.31</text:p>
          </table:table-cell>
        </table:table-row>
        <table:table-row table:style-name="ro1">
          <table:table-cell office:value-type="string">
            <text:p><text:a xlink:href="http://agents.ebrokercenter.com/#lead/edit/20151221152554-grBoIyRy-ECM5hQy8">Justin Reynold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3340388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207.2">
            <text:p>207.2</text:p>
          </table:table-cell>
        </table:table-row>
        <table:table-row table:style-name="ro1">
          <table:table-cell office:value-type="string">
            <text:p><text:a xlink:href="http://agents.ebrokercenter.com/#lead/edit/20151214154243-MxrSB2yU-6C6KdFHX">Vanessa Williams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<text:s/>ID: 1847965590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350.79">
            <text:p>350.79</text:p>
          </table:table-cell>
        </table:table-row>
        <table:table-row table:style-name="ro1">
          <table:table-cell office:value-type="string">
            <text:p><text:a xlink:href="http://agents.ebrokercenter.com/#lead/edit/20151211091539-rdxURp61-XyxJOp6t">Michelle Mack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2089504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<text:a xlink:href="http://agents.ebrokercenter.com/#lead/edit/20151210120150-M9F6XIZc-D4mSC60J">Regina Demonbreu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8944288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<text:a xlink:href="http://agents.ebrokercenter.com/#lead/edit/20151120090043-bIZLIc3x-RWq6jpso">Alicia Shaw</text:a></text:p>
          </table:table-cell>
          <table:table-cell office:value-type="date" office:date-value="2015-12-09">
            <text:p>12/09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79768396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82.85">
            <text:p>382.85</text:p>
          </table:table-cell>
        </table:table-row>
        <table:table-row table:style-name="ro1">
          <table:table-cell office:value-type="string">
            <text:p><text:a xlink:href="http://agents.ebrokercenter.com/#lead/edit/20151207090119-VOaeYuLd-G0hRzAIe">Antoinette Wesley</text:a></text:p>
          </table:table-cell>
          <table:table-cell office:value-type="date" office:date-value="2015-12-08">
            <text:p>12/0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264919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45.84">
            <text:p>445.84</text:p>
          </table:table-cell>
        </table:table-row>
        <table:table-row table:style-name="ro1">
          <table:table-cell office:value-type="string">
            <text:p><text:a xlink:href="http://agents.ebrokercenter.com/#lead/edit/20151119150351-f0qkTcho-DM9cBWkG">Charis Aghedo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792627584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<text:a xlink:href="http://agents.ebrokercenter.com/#lead/edit/20151207112712-00q9aMD0-CwsfS2pr">Donald Asante</text:a></text:p>
          </table:table-cell>
          <table:table-cell office:value-type="date" office:date-value="2015-12-18">
            <text:p>12/18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<text:s/>ID: 1829048077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04.76">
            <text:p>204.76</text:p>
          </table:table-cell>
        </table:table-row>
        <table:table-row table:style-name="ro1">
          <table:table-cell office:value-type="string">
            <text:p><text:a xlink:href="http://agents.ebrokercenter.com/#lead/edit/20151202161059-rnqoLLxm-5FAfbWPt">Valerie Louk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Followup</text:a></text:p>
          </table:table-cell>
          <table:table-cell office:value-type="string">
            <text:p>ID: 1817291873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257.88">
            <text:p>257.88</text:p>
          </table:table-cell>
        </table:table-row>
        <table:table-row table:style-name="ro1">
          <table:table-cell office:value-type="string">
            <text:p><text:a xlink:href="http://agents.ebrokercenter.com/#lead/edit/20151125105949-s1NxRayH-mkUZeUnX">Randy Howell</text:a></text:p>
          </table:table-cell>
          <table:table-cell office:value-type="date" office:date-value="2015-12-02">
            <text:p>12/02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0558064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84.02">
            <text:p>284.02</text:p>
          </table:table-cell>
        </table:table-row>
        <table:table-row table:style-name="ro1">
          <table:table-cell office:value-type="string">
            <text:p><text:a xlink:href="http://agents.ebrokercenter.com/#lead/edit/20151117134113-oeiqy0jZ-BSlQZc8g">Lonnie Bogla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4124974">
            <text:p>179412497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42.73">
            <text:p>442.73</text:p>
          </table:table-cell>
        </table:table-row>
        <table:table-row table:style-name="ro1">
          <table:table-cell office:value-type="string">
            <text:p><text:a xlink:href="http://agents.ebrokercenter.com/#lead/edit/20151104101840-FPveQ7bM-EyezkVFL">Jan Edge'leforte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78754899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951.49">
            <text:p>951.49</text:p>
          </table:table-cell>
        </table:table-row>
        <table:table-row table:style-name="ro1">
          <table:table-cell office:value-type="string">
            <text:p><text:a xlink:href="http://agents.ebrokercenter.com/#lead/edit/20151102090444-jweV4uXq-pbCIngDG">Keenan Taylor</text:a></text:p>
          </table:table-cell>
          <table:table-cell office:value-type="date" office:date-value="2015-12-31">
            <text:p>12/3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387031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263.3">
            <text:p>263.3</text:p>
          </table:table-cell>
        </table:table-row>
      </table:table>
      <table:table table:name="Brooke Blackford " table:style-name="ta1" table:print="false">
        <table:table-column table:style-name="co2" table:default-cell-style-name="ce2"/>
        <table:table-column table:style-name="co2" table:default-cell-style-name="ce4"/>
        <table:table-column table:style-name="co2" table:number-columns-repeated="5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31134142-HS1IAE2q-RQD6lEXI">Jennifer Gordon Li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77551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avier Castro</text:a>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office:value-type="string">
            <text:p><text:a xlink:href="http://agents.ebrokercenter.com/#lead/edit/20160131090457-4bAvKrcr-tcwqUNJ1">Janet Russel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980676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563">
            <text:p>563</text:p>
          </table:table-cell>
        </table:table-row>
        <table:table-row table:style-name="ro3">
          <table:table-cell office:value-type="string">
            <text:p><text:a xlink:href="http://agents.ebrokercenter.com/#lead/edit/20160130134853-BxDnVkaI-9NJzLbnd">Nhuphuone Nguyen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462667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265">
            <text:p>1265</text:p>
          </table:table-cell>
        </table:table-row>
        <table:table-row table:style-name="ro3">
          <table:table-cell office:value-type="string">
            <text:p><text:a xlink:href="http://agents.ebrokercenter.com/#lead/edit/20160127095634-17bFSy8B-FunJFZ78">Steven Ohrmund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299574 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741">
            <text:p>741</text:p>
          </table:table-cell>
        </table:table-row>
        <table:table-row table:style-name="ro3">
          <table:table-cell office:value-type="string">
            <text:p><text:a xlink:href="http://agents.ebrokercenter.com/#lead/edit/20160125161132-s07v8YAp-s8LYcqRB">Clifford Mancil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322465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726">
            <text:p>726</text:p>
          </table:table-cell>
        </table:table-row>
        <table:table-row table:style-name="ro3">
          <table:table-cell office:value-type="string">
            <text:p><text:a xlink:href="http://agents.ebrokercenter.com/#lead/edit/20160112162130-89oyo9YM-rGBPszi5">Alfred Walker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7834551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477">
            <text:p>477</text:p>
          </table:table-cell>
        </table:table-row>
        <table:table-row table:style-name="ro2">
          <table:table-cell office:value-type="string">
            <text:p><text:a xlink:href="http://agents.ebrokercenter.com/#lead/edit/20160115105202-JX5cctQd-Kdjp6AcU">Sandra Henley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3713975">
            <text:p>1953713975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411">
            <text:p>411</text:p>
          </table:table-cell>
        </table:table-row>
        <table:table-row table:style-name="ro3">
          <table:table-cell office:value-type="string">
            <text:p><text:a xlink:href="http://agents.ebrokercenter.com/#lead/edit/20160104155841-tD2Hfkt0-09KofcvO">Andrea Barca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D#: 1949482895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1178">
            <text:p>1178</text:p>
          </table:table-cell>
        </table:table-row>
        <table:table-row table:style-name="ro3">
          <table:table-cell office:value-type="string">
            <text:p><text:a xlink:href="http://agents.ebrokercenter.com/#lead/edit/20160106170103-prE3IH8Q-Kgg72ej2">Sarah Smith 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655732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office:value-type="string">
            <text:p><text:a xlink:href="http://agents.ebrokercenter.com/#lead/edit/20151230114542-9wwdVApP-br78gS56">Richard Hicks</text:a></text:p>
          </table:table-cell>
          <table:table-cell office:value-type="date" office:date-value="2016-01-13">
            <text:p>01/13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5718415">
            <text:p>1905718415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872">
            <text:p>872</text:p>
          </table:table-cell>
        </table:table-row>
        <table:table-row table:style-name="ro3">
          <table:table-cell office:value-type="string">
            <text:p><text:a xlink:href="http://agents.ebrokercenter.com/#lead/edit/20151211152957-4rsNN8oD-FzTVOPbJ">Rickey Malone</text:a></text:p>
          </table:table-cell>
          <table:table-cell office:value-type="date" office:date-value="2015-12-11">
            <text:p>12/1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816688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555.76">
            <text:p>1555.76</text:p>
          </table:table-cell>
        </table:table-row>
        <table:table-row table:style-name="ro3">
          <table:table-cell office:value-type="string">
            <text:p><text:a xlink:href="http://agents.ebrokercenter.com/#lead/edit/20151207093750-SWuMbUFa-y0VWKANa">Bonnie Emerich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1923167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585.61">
            <text:p>585.61</text:p>
          </table:table-cell>
        </table:table-row>
      </table:table>
      <table:table table:name="Ian Dodge " table:style-name="ta1" table:print="false">
        <table:table-column table:style-name="co2" table:default-cell-style-name="ce6"/>
        <table:table-column table:style-name="co2" table:default-cell-style-name="ce8"/>
        <table:table-column table:style-name="co2" table:number-columns-repeated="5" table:default-cell-style-name="ce6"/>
        <table:table-row table:style-name="ro2">
          <table:table-cell table:style-name="ce5" office:value-type="string">
            <text:p>Name</text:p>
          </table:table-cell>
          <table:table-cell table:style-name="ce7" office:value-type="string">
            <text:p><text:a xlink:href="http://agents.ebrokercenter.com/#">Payment Date</text:a>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Policy No</text:p>
          </table:table-cell>
          <table:table-cell table:style-name="ce5" office:value-type="string">
            <text:p>Carrier</text:p>
          </table:table-cell>
          <table:table-cell table:style-name="ce5" office:value-type="string">
            <text:p>Closer</text:p>
          </table:table-cell>
          <table:table-cell table:style-name="ce5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15183852-pXMV5Nol-stuW9gmg">Patricia Holmes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(ID#: 1907296745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07.02">
            <text:p>407.02</text:p>
          </table:table-cell>
        </table:table-row>
        <table:table-row table:style-name="ro4">
          <table:table-cell office:value-type="string">
            <text:p><text:a xlink:href="http://agents.ebrokercenter.com/#lead/edit/20160115100744-xvGJVICj-c9NUQ0cs">Betty Finiscer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Status: Complete ID#: 1949210493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669">
            <text:p>669</text:p>
          </table:table-cell>
        </table:table-row>
        <table:table-row table:style-name="ro3">
          <table:table-cell office:value-type="string">
            <text:p><text:a xlink:href="http://agents.ebrokercenter.com/#lead/edit/20160115102651-5OoFXJjk-qDDXIgOD">Stephen Gray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33698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09">
            <text:p>209</text:p>
          </table:table-cell>
        </table:table-row>
        <table:table-row table:style-name="ro3">
          <table:table-cell office:value-type="string">
            <text:p><text:a xlink:href="http://agents.ebrokercenter.com/#lead/edit/20160104154550-7W9IeuDd-v4FIyqRp">Bivens Walke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7122904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40.94">
            <text:p>140.94</text:p>
          </table:table-cell>
        </table:table-row>
      </table:table>
      <table:table table:name="Joshua Tarabek" table:style-name="ta1" table:print="false"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5" table:default-cell-style-name="ce2"/>
        <table:table-column table:style-name="co2" table:number-columns-repeated="3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18163744-o0a6vHys-a1rt5OHg">Calvin Coffey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741490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433">
            <text:p>433</text:p>
          </table:table-cell>
        </table:table-row>
        <table:table-row table:style-name="ro3">
          <table:table-cell office:value-type="string">
            <text:p><text:a xlink:href="http://agents.ebrokercenter.com/#lead/edit/20160131093855-ygCRcswp-ndCMXDQv">Marcia Gainer</text:a></text:p>
          </table:table-cell>
          <table:table-cell office:value-type="date" office:date-value="2016-02-02">
            <text:p>02/02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5345132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office:value-type="string">
            <text:p><text:a xlink:href="http://agents.ebrokercenter.com/#lead/edit/20160130150333-neWc2FQR-JaCyDUXX">William Counts</text:a></text:p>
          </table:table-cell>
          <table:table-cell office:value-type="date" office:date-value="2016-02-02">
            <text:p>02/02/16</text:p>
          </table:table-cell>
          <table:table-cell office:value-type="string">
            <text:p><text:a xlink:href="http://agents.ebrokercenter.com/#">Hold</text:a></text:p>
          </table:table-cell>
          <table:table-cell office:value-type="string">
            <text:p>ID#: 1952660566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a xlink:href="http://agents.ebrokercenter.com/#lead/edit/20160128165544-bYbeHE0h-iJLCZ08B">Richard Brant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5990079">
            <text:p>1955990079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Darrell Robinson</text:a>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a xlink:href="http://agents.ebrokercenter.com/#lead/edit/20160127164447-krL49VYY-ZSB2W9L1">Mario Gutierrez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0090211">
            <text:p>195009021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249">
            <text:p>249</text:p>
          </table:table-cell>
        </table:table-row>
        <table:table-row table:style-name="ro3">
          <table:table-cell office:value-type="string">
            <text:p><text:a xlink:href="http://agents.ebrokercenter.com/#lead/edit/20160115161905-rIh1JQ0E-fm2OgEoF">Betty Bee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7665616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office:value-type="string">
            <text:p><text:a xlink:href="http://agents.ebrokercenter.com/#lead/edit/20160114095440-luh6qBFc-HyTMuWrL">Barbara Cruz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ID#: 1907659318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41">
            <text:p>241</text:p>
          </table:table-cell>
        </table:table-row>
        <table:table-row table:style-name="ro3">
          <table:table-cell office:value-type="string">
            <text:p><text:a xlink:href="http://agents.ebrokercenter.com/#lead/edit/20160113144606-yaHK4Mae-Vb6KCnyQ">Antron Lewi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Followup</text:a></text:p>
          </table:table-cell>
          <table:table-cell office:value-type="string">
            <text:p>ID#: 1905507636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office:value-type="string">
            <text:p><text:a xlink:href="http://agents.ebrokercenter.com/#lead/edit/20160113104407-K2Qsw8Xz-66PtGjwv">Larry Jackso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6979682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386">
            <text:p>386</text:p>
          </table:table-cell>
        </table:table-row>
      </table:table>
      <table:table table:name="Monique Blackmon " table:style-name="ta1" table:print="false">
        <table:table-column table:style-name="co2" table:default-cell-style-name="ce10"/>
        <table:table-column table:style-name="co2" table:number-columns-repeated="3" table:default-cell-style-name="ce11"/>
        <table:table-column table:style-name="co2" table:number-columns-repeated="7" table:default-cell-style-name="ce10"/>
        <table:table-row table:style-name="ro2">
          <table:table-cell table:style-name="ce9" office:value-type="string">
            <text:p>Name</text:p>
          </table:table-cell>
          <table:table-cell table:style-name="ce9" office:value-type="string">
            <text:p>Created</text:p>
          </table:table-cell>
          <table:table-cell table:style-name="ce10" office:value-type="string">
            <text:p><text:a xlink:href="http://agents.ebrokercenter.com/#">Submission</text:a></text:p>
          </table:table-cell>
          <table:table-cell table:style-name="ce10" office:value-type="string">
            <text:p><text:a xlink:href="http://agents.ebrokercenter.com/#">Payment Date</text:a>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Policy No</text:p>
          </table:table-cell>
          <table:table-cell table:style-name="ce9" office:value-type="string">
            <text:p>Carrier</text:p>
          </table:table-cell>
          <table:table-cell table:style-name="ce9" office:value-type="string">
            <text:p>Plan</text:p>
          </table:table-cell>
          <table:table-cell table:style-name="ce9" office:value-type="string">
            <text:p>Fronter</text:p>
          </table:table-cell>
          <table:table-cell table:style-name="ce9" office:value-type="string">
            <text:p>Closer</text:p>
          </table:table-cell>
          <table:table-cell table:style-name="ce9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31105149-Pd5HdN4v-pRfRrn0c">Ryan Diller</text:a></text:p>
          </table:table-cell>
          <table:table-cell table:number-columns-repeated="3"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#: 1953136236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71">
            <text:p>71</text:p>
          </table:table-cell>
        </table:table-row>
        <table:table-row table:style-name="ro3">
          <table:table-cell office:value-type="string">
            <text:p><text:a xlink:href="http://agents.ebrokercenter.com/#lead/edit/20160130094104-Bb1CBTFM-8YuGCF3s">Sabrina Casey</text:a></text:p>
          </table:table-cell>
          <table:table-cell table:number-columns-repeated="3"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085013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a xlink:href="http://agents.ebrokercenter.com/#lead/edit/20160127140424-voHEMxQo-uMsoialp">John Bly</text:a></text:p>
          </table:table-cell>
          <table:table-cell table:number-columns-repeated="3"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3392357">
            <text:p>1953392357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office:value-type="string">
            <text:p><text:a xlink:href="http://agents.ebrokercenter.com/#lead/edit/20160127110904-TNHYFFy3-dL6BlxX3">Doris Hewlett</text:a></text:p>
          </table:table-cell>
          <table:table-cell office:value-type="date" office:date-value="2016-01-27">
            <text:p>01/27/16</text:p>
          </table:table-cell>
          <table:table-cell table:number-columns-repeated="2"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216657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table:style-name="ce12" office:value-type="string">
            <text:p/>
          </table:table-cell>
        </table:table-row>
        <table:table-row table:style-name="ro3">
          <table:table-cell office:value-type="string">
            <text:p><text:a xlink:href="http://agents.ebrokercenter.com/#lead/edit/20160126172341-OM781Ciw-G9Hns9b6">Deborah Dunhal</text:a></text:p>
          </table:table-cell>
          <table:table-cell office:value-type="date" office:date-value="2016-01-26">
            <text:p>01/26/16</text:p>
          </table:table-cell>
          <table:table-cell table:number-columns-repeated="2"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567016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36">
            <text:p>336</text:p>
          </table:table-cell>
        </table:table-row>
        <table:table-row table:style-name="ro3">
          <table:table-cell office:value-type="string">
            <text:p><text:a xlink:href="http://agents.ebrokercenter.com/#lead/edit/20160121113800-g3XkirPQ-i4Vy0OzQ">Sheila Kirkland</text:a></text:p>
          </table:table-cell>
          <table:table-cell office:value-type="date" office:date-value="2016-01-21">
            <text:p>01/21/16</text:p>
          </table:table-cell>
          <table:table-cell table:number-columns-repeated="2"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 195179914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John Buchanan</text:a></text:p>
          </table:table-cell>
          <table:table-cell office:value-type="float" office:value="694">
            <text:p>694</text:p>
          </table:table-cell>
        </table:table-row>
        <table:table-row table:style-name="ro3">
          <table:table-cell office:value-type="string">
            <text:p><text:a xlink:href="http://agents.ebrokercenter.com/#lead/edit/20160121111429-mZYPOGAO-pklC6ks7">Mark Hucthinson</text:a></text:p>
          </table:table-cell>
          <table:table-cell office:value-type="date" office:date-value="2016-01-21">
            <text:p>01/21/16</text:p>
          </table:table-cell>
          <table:table-cell table:number-columns-repeated="2"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(ID# 1947536763)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string">
            <text:p><text:a xlink:href="http://agents.ebrokercenter.com/#lead/edit/20160120164520-AgXOCGTJ-yhJF7k8P">Citorre'l Decosta</text:a></text:p>
          </table:table-cell>
          <table:table-cell office:value-type="date" office:date-value="2016-01-20">
            <text:p>01/20/16</text:p>
          </table:table-cell>
          <table:table-cell table:number-columns-repeated="2" office:value-type="date" office:date-value="2016-01-23">
            <text:p>01/23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4966921">
            <text:p>1954966921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62.36">
            <text:p>262.36</text:p>
          </table:table-cell>
        </table:table-row>
        <table:table-row table:style-name="ro3">
          <table:table-cell office:value-type="string">
            <text:p><text:a xlink:href="http://agents.ebrokercenter.com/#lead/edit/20160119110315-FQAznbq6-DbavSQug">Lida Brown</text:a></text:p>
          </table:table-cell>
          <table:table-cell office:value-type="date" office:date-value="2016-01-19">
            <text:p>01/19/16</text:p>
          </table:table-cell>
          <table:table-cell table:number-columns-repeated="2"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51966690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577">
            <text:p>577</text:p>
          </table:table-cell>
        </table:table-row>
        <table:table-row table:style-name="ro3">
          <table:table-cell office:value-type="string">
            <text:p><text:a xlink:href="http://agents.ebrokercenter.com/#lead/edit/20160118133623-53xyLP3b-C9olIjCg">Allen Harper</text:a></text:p>
          </table:table-cell>
          <table:table-cell office:value-type="date" office:date-value="2016-01-18">
            <text:p>01/18/16</text:p>
          </table:table-cell>
          <table:table-cell table:number-columns-repeated="2" office:value-type="date" office:date-value="2016-02-02">
            <text:p>02/02/16</text:p>
          </table:table-cell>
          <table:table-cell office:value-type="string">
            <text:p><text:a xlink:href="http://agents.ebrokercenter.com/#">Hold</text:a></text:p>
          </table:table-cell>
          <table:table-cell office:value-type="string">
            <text:p><text:s/>ID: 1952318323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shawn Smith</text:a></text:p>
          </table:table-cell>
          <table:table-cell office:value-type="float" office:value="438.98">
            <text:p>438.98</text:p>
          </table:table-cell>
        </table:table-row>
        <table:table-row table:style-name="ro3">
          <table:table-cell office:value-type="string">
            <text:p><text:a xlink:href="http://agents.ebrokercenter.com/#lead/edit/20160116152522-5FAcY3js-OJ9BCs8b">Brenda May</text:a></text:p>
          </table:table-cell>
          <table:table-cell office:value-type="date" office:date-value="2016-01-16">
            <text:p>01/16/16</text:p>
          </table:table-cell>
          <table:table-cell office:value-type="date" office:date-value="2016-01-26">
            <text:p>01/26/16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35535857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string">
            <text:p><text:a xlink:href="http://agents.ebrokercenter.com/#lead/edit/20160113085212-lG1Llvko-Obn2T3p1">Sheriqueenma Artist-rodgers</text:a></text:p>
          </table:table-cell>
          <table:table-cell office:value-type="date" office:date-value="2016-01-13">
            <text:p>01/13/16</text:p>
          </table:table-cell>
          <table:table-cell table:number-columns-repeated="2" office:value-type="date" office:date-value="2016-01-22">
            <text:p>01/22/16</text:p>
          </table:table-cell>
          <table:table-cell office:value-type="string">
            <text:p><text:a xlink:href="http://agents.ebrokercenter.com/#">Followup</text:a></text:p>
          </table:table-cell>
          <table:table-cell office:value-type="float" office:value="1935614251">
            <text:p>193561425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49">
            <text:p>349</text:p>
          </table:table-cell>
        </table:table-row>
        <table:table-row table:style-name="ro3">
          <table:table-cell office:value-type="string">
            <text:p><text:a xlink:href="http://agents.ebrokercenter.com/#lead/edit/20160112110020-sVmwokdQ-St6kpwpI">Linda Fuqua</text:a></text:p>
          </table:table-cell>
          <table:table-cell office:value-type="date" office:date-value="2016-01-12">
            <text:p>01/12/16</text:p>
          </table:table-cell>
          <table:table-cell table:number-columns-repeated="2"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 190747886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John Buchanan</text:a></text:p>
          </table:table-cell>
          <table:table-cell office:value-type="float" office:value="525">
            <text:p>525</text:p>
          </table:table-cell>
        </table:table-row>
        <table:table-row table:style-name="ro2">
          <table:table-cell office:value-type="string">
            <text:p><text:a xlink:href="http://agents.ebrokercenter.com/#lead/edit/20160112084351-bddXbkzC-UPWlgX36">Elsa Yosef</text:a></text:p>
          </table:table-cell>
          <table:table-cell table:number-columns-repeated="3" office:value-type="date" office:date-value="2016-01-12">
            <text:p>01/12/16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1895446686)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593">
            <text:p>593</text:p>
          </table:table-cell>
        </table:table-row>
        <table:table-row table:style-name="ro3">
          <table:table-cell office:value-type="string">
            <text:p><text:a xlink:href="http://agents.ebrokercenter.com/#lead/edit/20151228133852-rRGKFMnE-SOMgIFwU">Sandra Shelly</text:a></text:p>
          </table:table-cell>
          <table:table-cell office:value-type="date" office:date-value="2015-12-28">
            <text:p>12/28/15</text:p>
          </table:table-cell>
          <table:table-cell office:value-type="date" office:date-value="2015-01-29">
            <text:p>01/29/15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8413000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595">
            <text:p>595</text:p>
          </table:table-cell>
        </table:table-row>
        <table:table-row table:style-name="ro3">
          <table:table-cell office:value-type="string">
            <text:p><text:a xlink:href="http://agents.ebrokercenter.com/#lead/edit/20151223093816-KjeLOFMp-yzyCYSGP">Emmanuel Lumpkin</text:a></text:p>
          </table:table-cell>
          <table:table-cell office:value-type="date" office:date-value="2015-12-23">
            <text:p>12/23/15</text:p>
          </table:table-cell>
          <table:table-cell table:number-columns-repeated="2" office:value-type="date" office:date-value="2016-01-13">
            <text:p>01/13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96175886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556.05">
            <text:p>556.05</text:p>
          </table:table-cell>
        </table:table-row>
        <table:table-row table:style-name="ro3">
          <table:table-cell office:value-type="string">
            <text:p><text:a xlink:href="http://agents.ebrokercenter.com/#lead/edit/20151216101558-j7MdCD1y-F9wSNQrm">Kevin Jones</text:a></text:p>
          </table:table-cell>
          <table:table-cell table:number-columns-repeated="3" office:value-type="date" office:date-value="2015-12-16">
            <text:p>12/16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53258135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12.05">
            <text:p>312.05</text:p>
          </table:table-cell>
        </table:table-row>
        <table:table-row table:style-name="ro3">
          <table:table-cell office:value-type="string">
            <text:p><text:a xlink:href="http://agents.ebrokercenter.com/#lead/edit/20151215154056-e8AF2Cs5-yvv3Tjff">Joseph Ciaramitaro</text:a></text:p>
          </table:table-cell>
          <table:table-cell table:number-columns-repeated="3"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5040844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42.95">
            <text:p>242.95</text:p>
          </table:table-cell>
        </table:table-row>
        <table:table-row table:style-name="ro3">
          <table:table-cell office:value-type="string">
            <text:p><text:a xlink:href="http://agents.ebrokercenter.com/#lead/edit/20151214144730-vdQs1kxt-BUmYE4z4">Ellen Murphree</text:a></text:p>
          </table:table-cell>
          <table:table-cell table:number-columns-repeated="2" office:value-type="date" office:date-value="2015-12-14">
            <text:p>12/14/15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4700475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726.94">
            <text:p>726.94</text:p>
          </table:table-cell>
        </table:table-row>
        <table:table-row table:style-name="ro3">
          <table:table-cell office:value-type="string">
            <text:p><text:a xlink:href="http://agents.ebrokercenter.com/#lead/edit/20151203094241-ilMINQZq-AmAJDed2">Ladasha Elson</text:a></text:p>
          </table:table-cell>
          <table:table-cell office:value-type="date" office:date-value="2015-12-03">
            <text:p>12/03/15</text:p>
          </table:table-cell>
          <table:table-cell office:value-type="date" office:date-value="2015-12-04">
            <text:p>12/04/15</text:p>
          </table:table-cell>
          <table:table-cell office:value-type="date" office:date-value="2015-12-10">
            <text:p>12/10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(ID#: 1813813659)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jor Medical</text:a></text:p>
          </table:table-cell>
          <table:table-cell office:value-type="string">
            <text:p><text:a xlink:href="http://agents.ebrokercenter.com/#">Monique Blackmon 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196">
            <text:p>196</text:p>
          </table:table-cell>
        </table:table-row>
      </table:table>
      <table:table table:name="Regina Gutierrez " table:style-name="ta1" table:print="false">
        <table:table-column table:style-name="co2" table:default-cell-style-name="ce14"/>
        <table:table-column table:style-name="co6" table:default-cell-style-name="ce15"/>
        <table:table-column table:style-name="co2" table:number-columns-repeated="5" table:default-cell-style-name="ce14"/>
        <table:table-row table:style-name="ro2">
          <table:table-cell table:style-name="ce13" office:value-type="string">
            <text:p>Name</text:p>
          </table:table-cell>
          <table:table-cell table:style-name="ce14" office:value-type="string">
            <text:p><text:a xlink:href="http://agents.ebrokercenter.com/#">Payment Date</text:a></text:p>
          </table:table-cell>
          <table:table-cell table:style-name="ce13" office:value-type="string">
            <text:p>Status</text:p>
          </table:table-cell>
          <table:table-cell table:style-name="ce13" office:value-type="string">
            <text:p>Policy No</text:p>
          </table:table-cell>
          <table:table-cell table:style-name="ce13" office:value-type="string">
            <text:p>Carrier</text:p>
          </table:table-cell>
          <table:table-cell table:style-name="ce13" office:value-type="string">
            <text:p>Closer</text:p>
          </table:table-cell>
          <table:table-cell table:style-name="ce13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31160028-dux9ABKz-bsXg9JxL">Anita Mulli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417003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1391.4">
            <text:p>1391.4</text:p>
          </table:table-cell>
        </table:table-row>
        <table:table-row table:style-name="ro3">
          <table:table-cell office:value-type="string">
            <text:p><text:a xlink:href="http://agents.ebrokercenter.com/#lead/edit/20160131143856-rvTMGBbM-LFqYin7a">Jerome Taylo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4006319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645.34">
            <text:p>645.34</text:p>
          </table:table-cell>
        </table:table-row>
        <table:table-row table:style-name="ro2">
          <table:table-cell office:value-type="string">
            <text:p><text:a xlink:href="http://agents.ebrokercenter.com/#lead/edit/20160131075947-ThzoWzxU-YDtAPyty">Jessi Melga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0901168">
            <text:p>1950901168</text:p>
          </table:table-cell>
          <table:table-cell office:value-type="string">
            <text:p><text:a xlink:href="http://agents.ebrokercenter.com/#">Cigna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311.2">
            <text:p>311.2</text:p>
          </table:table-cell>
        </table:table-row>
        <table:table-row table:style-name="ro3">
          <table:table-cell office:value-type="string">
            <text:p><text:a xlink:href="http://agents.ebrokercenter.com/#lead/edit/20160130151920-z6Azfs4h-l40YhFtJ">John Harvey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406739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165.2">
            <text:p>165.2</text:p>
          </table:table-cell>
        </table:table-row>
        <table:table-row table:style-name="ro2">
          <table:table-cell office:value-type="string">
            <text:p><text:a xlink:href="http://agents.ebrokercenter.com/#lead/edit/20160130140038-veauWoRA-cqEB7AlI">John Mims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0580364">
            <text:p>195058036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47.46">
            <text:p>347.46</text:p>
          </table:table-cell>
        </table:table-row>
        <table:table-row table:style-name="ro3">
          <table:table-cell office:value-type="string">
            <text:p><text:a xlink:href="http://agents.ebrokercenter.com/#lead/edit/20160130113744-75eK6B5N-zRVkT30m">James Eckstein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315198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432.16">
            <text:p>432.16</text:p>
          </table:table-cell>
        </table:table-row>
        <table:table-row table:style-name="ro2">
          <table:table-cell office:value-type="string">
            <text:p><text:a xlink:href="http://agents.ebrokercenter.com/#lead/edit/20160130101726-g5hGV9yn-SAGTIMwU">Vivian Mallory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50699981">
            <text:p>1950699981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1108.6">
            <text:p>1108.6</text:p>
          </table:table-cell>
        </table:table-row>
        <table:table-row table:style-name="ro3">
          <table:table-cell office:value-type="string">
            <text:p><text:a xlink:href="http://agents.ebrokercenter.com/#lead/edit/20160130092457-kO7mgQlf-PQYypMbz">Travise West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030754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296.79">
            <text:p>296.79</text:p>
          </table:table-cell>
        </table:table-row>
        <table:table-row table:style-name="ro3">
          <table:table-cell office:value-type="string">
            <text:p><text:a xlink:href="http://agents.ebrokercenter.com/#lead/edit/20160129165449-bNuB8RVu-aGPqUf4Y">Carlos Rodriguez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776462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514.36">
            <text:p>514.36</text:p>
          </table:table-cell>
        </table:table-row>
        <table:table-row table:style-name="ro2">
          <table:table-cell office:value-type="string">
            <text:p><text:a xlink:href="http://agents.ebrokercenter.com/#lead/edit/20160121155157-aZH8ajhY-RhpTAcHJ">Onyemaechi Ochie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0100154">
            <text:p>1950100154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788.94">
            <text:p>788.94</text:p>
          </table:table-cell>
        </table:table-row>
        <table:table-row table:style-name="ro2">
          <table:table-cell office:value-type="string">
            <text:p><text:a xlink:href="http://agents.ebrokercenter.com/#lead/edit/20160126100651-OOn7FK6w-6uPTDr4O">Calvin Watts</text:a></text:p>
          </table:table-cell>
          <table:table-cell office:value-type="date" office:date-value="2016-01-26">
            <text:p>01/26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9146193">
            <text:p>1949146193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Steven Reyes</text:a></text:p>
          </table:table-cell>
          <table:table-cell office:value-type="float" office:value="953.02">
            <text:p>953.02</text:p>
          </table:table-cell>
        </table:table-row>
        <table:table-row table:style-name="ro3">
          <table:table-cell office:value-type="string">
            <text:p><text:a xlink:href="http://agents.ebrokercenter.com/#lead/edit/20160121101917-qBX3DIne-I2Jk3x5U">Jose Lopez</text:a></text:p>
          </table:table-cell>
          <table:table-cell office:value-type="date" office:date-value="2016-01-21">
            <text:p>01/2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37797171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Patricia Ponce</text:a></text:p>
          </table:table-cell>
          <table:table-cell office:value-type="float" office:value="126.16">
            <text:p>126.16</text:p>
          </table:table-cell>
        </table:table-row>
        <table:table-row table:style-name="ro3">
          <table:table-cell office:value-type="string">
            <text:p><text:a xlink:href="http://agents.ebrokercenter.com/#lead/edit/20160113114458-uyNX8mDK-Dw1KdLAy">Glenn Darden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999563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1066">
            <text:p>1066</text:p>
          </table:table-cell>
        </table:table-row>
        <table:table-row table:style-name="ro3">
          <table:table-cell office:value-type="string">
            <text:p><text:a xlink:href="http://agents.ebrokercenter.com/#lead/edit/20160111172616-1MfOUcjF-Zs3SnsLJ">Stacy Harris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37149130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string">
            <text:p><text:a xlink:href="http://agents.ebrokercenter.com/#lead/edit/20160108132815-xcwfaJCy-ENAbklQ0">Karen Atkins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33292363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390.1">
            <text:p>390.1</text:p>
          </table:table-cell>
        </table:table-row>
        <table:table-row table:style-name="ro4">
          <table:table-cell office:value-type="string">
            <text:p><text:a xlink:href="http://agents.ebrokercenter.com/#lead/edit/20160106132949-RgvfJKyh-U1FLPwqZ">Carmen Alvarado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909835901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Patricia Ponce</text:a></text:p>
          </table:table-cell>
          <table:table-cell office:value-type="float" office:value="209.71">
            <text:p>209.71</text:p>
          </table:table-cell>
        </table:table-row>
        <table:table-row table:style-name="ro3">
          <table:table-cell office:value-type="string">
            <text:p><text:a xlink:href="http://agents.ebrokercenter.com/#lead/edit/20151228093709-RI5l9AOa-MAhkiuak">Raymundo Casteneda </text:a></text:p>
          </table:table-cell>
          <table:table-cell office:value-type="date" office:date-value="2016-01-13">
            <text:p>01/13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76734387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Patricia Ponce</text:a></text:p>
          </table:table-cell>
          <table:table-cell office:value-type="float" office:value="474.38">
            <text:p>474.38</text:p>
          </table:table-cell>
        </table:table-row>
        <table:table-row table:style-name="ro4">
          <table:table-cell office:value-type="string">
            <text:p><text:a xlink:href="http://agents.ebrokercenter.com/#lead/edit/20151222085714-j2iQ9Efy-yCzjCWX6">Krystal Elmshauser</text:a></text:p>
          </table:table-cell>
          <table:table-cell office:value-type="date" office:date-value="2015-12-22">
            <text:p>12/22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63949921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408.27">
            <text:p>408.27</text:p>
          </table:table-cell>
        </table:table-row>
        <table:table-row table:style-name="ro5">
          <table:table-cell office:value-type="string">
            <text:p><text:a xlink:href="http://agents.ebrokercenter.com/#lead/edit/20151217100500-qpmIkb2O-9qaVal4N">Antonio Rodriguez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56883744 Can't process, Brittany will.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576.38">
            <text:p>576.38</text:p>
          </table:table-cell>
        </table:table-row>
        <table:table-row table:style-name="ro3">
          <table:table-cell office:value-type="string">
            <text:p><text:a xlink:href="http://agents.ebrokercenter.com/#lead/edit/20151215172642-viofPERE-yV0CtnmZ">Linda Joseph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48516756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766.05">
            <text:p>766.05</text:p>
          </table:table-cell>
        </table:table-row>
        <table:table-row table:style-name="ro3">
          <table:table-cell office:value-type="string">
            <text:p><text:a xlink:href="http://agents.ebrokercenter.com/#lead/edit/20151211084552-FxwvlhSF-NxZkN2h8">Javier Ramos</text:a></text:p>
          </table:table-cell>
          <table:table-cell office:value-type="date" office:date-value="2015-12-27">
            <text:p>12/2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268549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286">
            <text:p>286</text:p>
          </table:table-cell>
        </table:table-row>
        <table:table-row table:style-name="ro3">
          <table:table-cell office:value-type="string">
            <text:p><text:a xlink:href="http://agents.ebrokercenter.com/#lead/edit/20151209104924-D16VUff8-mJ6ROCuj">Jefferey Lemire</text:a></text:p>
          </table:table-cell>
          <table:table-cell office:value-type="date" office:date-value="2015-12-09">
            <text:p>12/09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727890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83">
            <text:p>83</text:p>
          </table:table-cell>
        </table:table-row>
        <table:table-row table:style-name="ro6">
          <table:table-cell office:value-type="string">
            <text:p><text:a xlink:href="http://agents.ebrokercenter.com/#lead/edit/20151204100028-79lsQMYy-k6xH1XuB">Monique Flowers</text:a></text:p>
          </table:table-cell>
          <table:table-cell office:value-type="date" office:date-value="2015-12-18">
            <text:p>12/1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19049690 run payment 12/18/15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61.36">
            <text:p>361.36</text:p>
          </table:table-cell>
        </table:table-row>
        <table:table-row table:style-name="ro3">
          <table:table-cell office:value-type="string">
            <text:p><text:a xlink:href="http://agents.ebrokercenter.com/#lead/edit/20151203105742-eruVSYY7-nri4lIg5">Patricia Swain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87571OK0350027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279.23">
            <text:p>279.23</text:p>
          </table:table-cell>
        </table:table-row>
        <table:table-row table:style-name="ro2">
          <table:table-cell office:value-type="string">
            <text:p><text:a xlink:href="http://agents.ebrokercenter.com/#lead/edit/20151124172519-X0RACfdE-hrbnwVY5">Hedilberto Mendoza</text:a></text:p>
          </table:table-cell>
          <table:table-cell office:value-type="date" office:date-value="2015-12-10">
            <text:p>12/10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1392624">
            <text:p>180139262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Patricia Ponce</text:a>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a xlink:href="http://agents.ebrokercenter.com/#lead/edit/20151124091138-JmtJyeKM-TWEdV7bW">Dora Phillips</text:a></text:p>
          </table:table-cell>
          <table:table-cell table:style-name="ce1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0710622">
            <text:p>180071062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780">
            <text:p>780</text:p>
          </table:table-cell>
        </table:table-row>
        <table:table-row table:style-name="ro4">
          <table:table-cell office:value-type="string">
            <text:p><text:a xlink:href="http://agents.ebrokercenter.com/#lead/edit/20151123143409-1YNV7fnI-oy7k1vY5">Daniel Miller</text:a></text:p>
          </table:table-cell>
          <table:table-cell table:style-name="ce1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0674922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1040">
            <text:p>1040</text:p>
          </table:table-cell>
        </table:table-row>
        <table:table-row table:style-name="ro2">
          <table:table-cell office:value-type="string">
            <text:p><text:a xlink:href="http://agents.ebrokercenter.com/#lead/edit/20151123083349-lz2XCo6I-mJ8NLDCX">Ken Washburn</text:a></text:p>
          </table:table-cell>
          <table:table-cell table:style-name="ce1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7037002">
            <text:p>179703700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369.9">
            <text:p>369.9</text:p>
          </table:table-cell>
        </table:table-row>
        <table:table-row table:style-name="ro4">
          <table:table-cell office:value-type="string">
            <text:p><text:a xlink:href="http://agents.ebrokercenter.com/#lead/edit/20151118111153-c0hpgHc0-2oQZPAmu">Gregorio Garcia</text:a></text:p>
          </table:table-cell>
          <table:table-cell table:style-name="ce1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79127260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495">
            <text:p>495</text:p>
          </table:table-cell>
        </table:table-row>
        <table:table-row table:style-name="ro2">
          <table:table-cell office:value-type="string">
            <text:p><text:a xlink:href="http://agents.ebrokercenter.com/#lead/edit/20151110155150-fGVX1sVE-fryY7Ep0">Rosa Arroyo</text:a></text:p>
          </table:table-cell>
          <table:table-cell table:style-name="ce1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79145031">
            <text:p>1779145031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564.66">
            <text:p>564.66</text:p>
          </table:table-cell>
        </table:table-row>
        <table:table-row table:style-name="ro2">
          <table:table-cell office:value-type="string">
            <text:p><text:a xlink:href="http://agents.ebrokercenter.com/#lead/edit/20151101134206-3t7LF6SD-3dcinoGB">Sonia Mathis Cook</text:a></text:p>
          </table:table-cell>
          <table:table-cell table:style-name="ce1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83520760">
            <text:p>1783520760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289.06">
            <text:p>1289.06</text:p>
          </table:table-cell>
        </table:table-row>
        <table:table-row table:style-name="ro2">
          <table:table-cell office:value-type="string">
            <text:p><text:a xlink:href="http://agents.ebrokercenter.com/#lead/edit/20151106144628-H49iJxvc-tBjlr6uZ">Lynnette Cannady</text:a></text:p>
          </table:table-cell>
          <table:table-cell table:style-name="ce16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771542946">
            <text:p>1771542946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57.31">
            <text:p>357.31</text:p>
          </table:table-cell>
        </table:table-row>
        <table:table-row table:style-name="ro2" table:number-rows-repeated="4">
          <table:table-cell table:style-name="ce2" table:number-columns-repeated="5"/>
          <table:table-cell table:style-name="Default" table:number-columns-repeated="2"/>
        </table:table-row>
        <table:table-row table:style-name="ro2">
          <table:table-cell table:style-name="ce2" table:number-columns-repeated="5"/>
          <table:table-cell table:style-name="Default" table:number-columns-repeated="2"/>
        </table:table-row>
      </table:table>
      <table:table table:name="Ruben Hurtado " table:style-name="ta1" table:print="false">
        <table:table-column table:style-name="co2" table:default-cell-style-name="ce2"/>
        <table:table-column table:style-name="co2" table:default-cell-style-name="ce4"/>
        <table:table-column table:style-name="co2" table:number-columns-repeated="5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30134723-rYVSs0p6-rzezhdri">Jose Torres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706385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string">
            <text:p><text:a xlink:href="http://agents.ebrokercenter.com/#lead/edit/20160130095323-9LU8LrrK-0ExJdJL2">Pamela Marti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2243994">
            <text:p>1952243994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206">
            <text:p>206</text:p>
          </table:table-cell>
        </table:table-row>
        <table:table-row table:style-name="ro3">
          <table:table-cell office:value-type="string">
            <text:p><text:a xlink:href="http://agents.ebrokercenter.com/#lead/edit/20160129132320-e4hdM1pC-W3wOFJwA">Vanessa Brow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37751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229">
            <text:p>229</text:p>
          </table:table-cell>
        </table:table-row>
        <table:table-row table:style-name="ro3">
          <table:table-cell office:value-type="string">
            <text:p><text:a xlink:href="http://agents.ebrokercenter.com/#lead/edit/20160129111210-rqQLcZ7u-hrLMKS2h">Jason Furr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609351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office:value-type="string">
            <text:p><text:a xlink:href="http://agents.ebrokercenter.com/#lead/edit/20160126115039-hI7GvAN4-AKqvcncs">Jeffrey Wesson</text:a></text:p>
          </table:table-cell>
          <table:table-cell office:value-type="date" office:date-value="2016-01-26">
            <text:p>01/26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8406140">
            <text:p>194840614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455.26">
            <text:p>455.26</text:p>
          </table:table-cell>
        </table:table-row>
        <table:table-row table:style-name="ro3">
          <table:table-cell office:value-type="string">
            <text:p><text:a xlink:href="http://agents.ebrokercenter.com/#lead/edit/20160125144216-llSELPuq-mRE5Szd5">Bertha Brow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7838812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673">
            <text:p>673</text:p>
          </table:table-cell>
        </table:table-row>
        <table:table-row table:style-name="ro3">
          <table:table-cell office:value-type="string">
            <text:p><text:a xlink:href="http://agents.ebrokercenter.com/#lead/edit/20160122162854-dJ3cmoTc-8Co60Tno">Sherry Oliver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429883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430">
            <text:p>430</text:p>
          </table:table-cell>
        </table:table-row>
        <table:table-row table:style-name="ro3">
          <table:table-cell office:value-type="string">
            <text:p><text:a xlink:href="http://agents.ebrokercenter.com/#lead/edit/20160122115232-dOKGU0qs-bpISM0ks">Ethel Horton</text:a></text:p>
          </table:table-cell>
          <table:table-cell office:value-type="date" office:date-value="2016-02-02">
            <text:p>02/0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018889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66">
            <text:p>366</text:p>
          </table:table-cell>
        </table:table-row>
        <table:table-row table:style-name="ro3">
          <table:table-cell office:value-type="string">
            <text:p><text:a xlink:href="http://agents.ebrokercenter.com/#lead/edit/20160121142230-5OpmBQTh-A7cVgaoM">David Clouson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6455615 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324">
            <text:p>324</text:p>
          </table:table-cell>
        </table:table-row>
        <table:table-row table:style-name="ro3">
          <table:table-cell office:value-type="string">
            <text:p><text:a xlink:href="http://agents.ebrokercenter.com/#lead/edit/20160120102229-gl1a2NfT-mYF0Ndl5">Nina Disomba</text:a></text:p>
          </table:table-cell>
          <table:table-cell office:value-type="date" office:date-value="2016-01-21">
            <text:p>01/2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3593492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48">
            <text:p>248</text:p>
          </table:table-cell>
        </table:table-row>
        <table:table-row table:style-name="ro3">
          <table:table-cell office:value-type="string">
            <text:p><text:a xlink:href="http://agents.ebrokercenter.com/#lead/edit/20160119164305-Z9KfHrvn-vJbQJHAc">Eugene Worelds</text:a></text:p>
          </table:table-cell>
          <table:table-cell office:value-type="date" office:date-value="2016-01-21">
            <text:p>01/2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33179449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string">
            <text:p><text:a xlink:href="http://agents.ebrokercenter.com/#lead/edit/20160119161818-bgFPXYg6-mLNmIhj1">Cathy Maddix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8590950">
            <text:p>194859095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348">
            <text:p>348</text:p>
          </table:table-cell>
        </table:table-row>
        <table:table-row table:style-name="ro3">
          <table:table-cell office:value-type="string">
            <text:p><text:a xlink:href="http://agents.ebrokercenter.com/#lead/edit/20160119153141-IL4QjI8H-XqZNM96g">Para Jones Payto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<text:s/>ID#: 194847378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718">
            <text:p>718</text:p>
          </table:table-cell>
        </table:table-row>
        <table:table-row table:style-name="ro3">
          <table:table-cell office:value-type="string">
            <text:p><text:a xlink:href="http://agents.ebrokercenter.com/#lead/edit/20160119091115-wMPoDjGU-vep23m4m">Stephen Hunt</text:a></text:p>
          </table:table-cell>
          <table:table-cell office:value-type="date" office:date-value="2016-01-23">
            <text:p>01/23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3886813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52.42">
            <text:p>252.42</text:p>
          </table:table-cell>
        </table:table-row>
        <table:table-row table:style-name="ro3">
          <table:table-cell office:value-type="string">
            <text:p><text:a xlink:href="http://agents.ebrokercenter.com/#lead/edit/20160115172107-iZSxk5yR-BOhsLMYA">Bruce Harris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914586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737">
            <text:p>737</text:p>
          </table:table-cell>
        </table:table-row>
        <table:table-row table:style-name="ro2">
          <table:table-cell office:value-type="string">
            <text:p><text:a xlink:href="http://agents.ebrokercenter.com/#lead/edit/20160114131022-6bmvH6hT-vAHkdNvb">Jivka Chinkova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5177538">
            <text:p>190517753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368">
            <text:p>368</text:p>
          </table:table-cell>
        </table:table-row>
        <table:table-row table:style-name="ro3">
          <table:table-cell office:value-type="string">
            <text:p><text:a xlink:href="http://agents.ebrokercenter.com/#lead/edit/20160113082740-F1XZqav4-NEJiDWkx">Tonya Miller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7487791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429">
            <text:p>429</text:p>
          </table:table-cell>
        </table:table-row>
        <table:table-row table:style-name="ro3">
          <table:table-cell office:value-type="string">
            <text:p><text:a xlink:href="http://agents.ebrokercenter.com/#lead/edit/20160109110834-UaSqSBGH-q1QSJnU1">Duane Chism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7798771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68">
            <text:p>168</text:p>
          </table:table-cell>
        </table:table-row>
        <table:table-row table:style-name="ro3">
          <table:table-cell office:value-type="string">
            <text:p><text:a xlink:href="http://agents.ebrokercenter.com/#lead/edit/20160107135116-dOJ356a4-iMcBwD9r">Delana Johnso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784691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293">
            <text:p>293</text:p>
          </table:table-cell>
        </table:table-row>
        <table:table-row table:style-name="ro3">
          <table:table-cell office:value-type="string">
            <text:p><text:a xlink:href="http://agents.ebrokercenter.com/#lead/edit/20151230155624-XJTb6IS3-JycPgf8s">Timothy Williams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9475421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87">
            <text:p>287</text:p>
          </table:table-cell>
        </table:table-row>
        <table:table-row table:style-name="ro4">
          <table:table-cell office:value-type="string">
            <text:p><text:a xlink:href="http://agents.ebrokercenter.com/#lead/edit/20151222091910-0atmhuTv-kfkZ6YO3">Mark Fitzhenry</text:a></text:p>
          </table:table-cell>
          <table:table-cell office:value-type="date" office:date-value="2015-12-23">
            <text:p>12/23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6599196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565.5">
            <text:p>565.5</text:p>
          </table:table-cell>
        </table:table-row>
        <table:table-row table:style-name="ro3">
          <table:table-cell office:value-type="string">
            <text:p><text:a xlink:href="http://agents.ebrokercenter.com/#lead/edit/20151218141834-chDKHipJ-bhLolR7X">Deborah Watso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2633938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574">
            <text:p>1574</text:p>
          </table:table-cell>
        </table:table-row>
        <table:table-row table:style-name="ro3">
          <table:table-cell office:value-type="string">
            <text:p><text:a xlink:href="http://agents.ebrokercenter.com/#lead/edit/20151201152607-2BttgtQR-87w8q4zw">Joshua Kelter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ID#: 180858323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hirlee Fequiere</text:a></text:p>
          </table:table-cell>
          <table:table-cell office:value-type="float" office:value="511">
            <text:p>511</text:p>
          </table:table-cell>
        </table:table-row>
        <table:table-row table:style-name="ro2">
          <table:table-cell office:value-type="string">
            <text:p><text:a xlink:href="http://agents.ebrokercenter.com/#lead/edit/20151120164253-ERHwxHro-r3mPcSLJ">Janice Spiller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797074071">
            <text:p>1797074071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hirlee Fequiere</text:a></text:p>
          </table:table-cell>
          <table:table-cell office:value-type="float" office:value="726.99">
            <text:p>726.99</text:p>
          </table:table-cell>
        </table:table-row>
        <table:table-row table:style-name="ro2">
          <table:table-cell office:value-type="string">
            <text:p><text:a xlink:href="http://agents.ebrokercenter.com/#lead/edit/20151116111842-Ehh1zhG7-aPhWdrJc">Rebecca Crother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788202652">
            <text:p>1788202652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61">
            <text:p>461</text:p>
          </table:table-cell>
        </table:table-row>
      </table:table>
      <table:table table:name="Saprina Robinson " table:style-name="ta1" table:print="false">
        <table:table-column table:style-name="co2" table:default-cell-style-name="ce6"/>
        <table:table-column table:style-name="co2" table:default-cell-style-name="ce8"/>
        <table:table-column table:style-name="co2" table:number-columns-repeated="5" table:default-cell-style-name="ce6"/>
        <table:table-row table:style-name="ro2">
          <table:table-cell table:style-name="ce5" office:value-type="string">
            <text:p>Name</text:p>
          </table:table-cell>
          <table:table-cell table:style-name="ce7" office:value-type="string">
            <text:p><text:a xlink:href="http://agents.ebrokercenter.com/#">Payment Date</text:a>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Policy No</text:p>
          </table:table-cell>
          <table:table-cell table:style-name="ce5" office:value-type="string">
            <text:p>Carrier</text:p>
          </table:table-cell>
          <table:table-cell table:style-name="ce5" office:value-type="string">
            <text:p>Closer</text:p>
          </table:table-cell>
          <table:table-cell table:style-name="ce5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04160148-8gsmR5rY-K5GPki2p">Daniel Stone</text:a></text:p>
          </table:table-cell>
          <table:table-cell office:value-type="date" office:date-value="2016-01-04">
            <text:p>01/0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7651858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415">
            <text:p>415</text:p>
          </table:table-cell>
        </table:table-row>
        <table:table-row table:style-name="ro4">
          <table:table-cell office:value-type="string">
            <text:p><text:a xlink:href="http://agents.ebrokercenter.com/#lead/edit/20151230151137-IhnOHxKj-AXC8FiLv">Mark Edwards</text:a></text:p>
          </table:table-cell>
          <table:table-cell office:value-type="date" office:date-value="2015-12-30">
            <text:p>12/30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74682250 See notes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186.05">
            <text:p>186.05</text:p>
          </table:table-cell>
        </table:table-row>
      </table:table>
      <table:table table:name="Scott Nwarueze " table:style-name="ta1" table:print="false">
        <table:table-column table:style-name="co2" table:default-cell-style-name="ce6"/>
        <table:table-column table:style-name="co2" table:default-cell-style-name="ce8"/>
        <table:table-column table:style-name="co2" table:number-columns-repeated="5" table:default-cell-style-name="ce6"/>
        <table:table-row table:style-name="ro2">
          <table:table-cell table:style-name="ce5" office:value-type="string">
            <text:p>Name</text:p>
          </table:table-cell>
          <table:table-cell table:style-name="ce7" office:value-type="string">
            <text:p><text:a xlink:href="http://agents.ebrokercenter.com/#">Payment Date</text:a>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Policy No</text:p>
          </table:table-cell>
          <table:table-cell table:style-name="ce5" office:value-type="string">
            <text:p>Carrier</text:p>
          </table:table-cell>
          <table:table-cell table:style-name="ce5" office:value-type="string">
            <text:p>Closer</text:p>
          </table:table-cell>
          <table:table-cell table:style-name="ce5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31120147-SFawyJ9q-dEHBTiSp">Patricia Freema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307415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575">
            <text:p>575</text:p>
          </table:table-cell>
        </table:table-row>
        <table:table-row table:style-name="ro3">
          <table:table-cell office:value-type="string">
            <text:p><text:a xlink:href="http://agents.ebrokercenter.com/#lead/edit/20160131121428-1cVEIqhZ-eAsXLbDi">Jeffrey Newsome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 1951330561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ohn Buchanan</text:a>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office:value-type="string">
            <text:p><text:a xlink:href="http://agents.ebrokercenter.com/#lead/edit/20160131105238-j3r1ghrl-OdlKZZu8">Charlotte Samps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92076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Buchanan</text:a></text:p>
          </table:table-cell>
          <table:table-cell office:value-type="float" office:value="402">
            <text:p>402</text:p>
          </table:table-cell>
        </table:table-row>
        <table:table-row table:style-name="ro3">
          <table:table-cell office:value-type="string">
            <text:p><text:a xlink:href="http://agents.ebrokercenter.com/#lead/edit/20160130165108-BGPNziUZ-SsYqfTwr">Corliss Johnson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 # 1919396997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office:value-type="string">
            <text:p><text:a xlink:href="http://agents.ebrokercenter.com/#lead/edit/20160130154305-hiAog5lo-rgzIVBY6">Lana Holloway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107084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424">
            <text:p>424</text:p>
          </table:table-cell>
        </table:table-row>
        <table:table-row table:style-name="ro3">
          <table:table-cell office:value-type="string">
            <text:p><text:a xlink:href="http://agents.ebrokercenter.com/#lead/edit/20160130113642-krkvTbq7-XkxXIH8o">Derek Johnson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13621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20">
            <text:p>420</text:p>
          </table:table-cell>
        </table:table-row>
        <table:table-row table:style-name="ro3">
          <table:table-cell office:value-type="string">
            <text:p><text:a xlink:href="http://agents.ebrokercenter.com/#lead/edit/20160130085931-2gyk0HzA-MP8FVW1C">Connie Cary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92870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560">
            <text:p>560</text:p>
          </table:table-cell>
        </table:table-row>
        <table:table-row table:style-name="ro3">
          <table:table-cell office:value-type="string">
            <text:p><text:a xlink:href="http://agents.ebrokercenter.com/#lead/edit/20160128162239-I4SkMVvY-6ufFQHR2">David Henderso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 1952230013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Buchanan</text:a></text:p>
          </table:table-cell>
          <table:table-cell office:value-type="float" office:value="340">
            <text:p>340</text:p>
          </table:table-cell>
        </table:table-row>
        <table:table-row table:style-name="ro4">
          <table:table-cell office:value-type="string">
            <text:p><text:a xlink:href="http://agents.ebrokercenter.com/#lead/edit/20160129105616-b2QkQRJf-pEaee0DB">Nancy Montcliff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953790930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19.66">
            <text:p>219.66</text:p>
          </table:table-cell>
        </table:table-row>
        <table:table-row table:style-name="ro2">
          <table:table-cell office:value-type="string">
            <text:p><text:a xlink:href="http://agents.ebrokercenter.com/#lead/edit/20160127153659-Qy0m8JWQ-QbzhpVZu">Christian Rodriguez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0890796">
            <text:p>195089079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42">
            <text:p>142</text:p>
          </table:table-cell>
        </table:table-row>
        <table:table-row table:style-name="ro3">
          <table:table-cell office:value-type="string">
            <text:p><text:a xlink:href="http://agents.ebrokercenter.com/#lead/edit/20160126172027-WCwNKqKn-Odbk9XKy">Steven David</text:a></text:p>
          </table:table-cell>
          <table:table-cell office:value-type="date" office:date-value="2016-01-26">
            <text:p>01/26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1213085 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855">
            <text:p>855</text:p>
          </table:table-cell>
        </table:table-row>
        <table:table-row table:style-name="ro3">
          <table:table-cell office:value-type="string">
            <text:p><text:a xlink:href="http://agents.ebrokercenter.com/#lead/edit/20160126161804-omlVJUAc-EeGHJId3">Nathanual Ware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6345131 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Brian White</text:a>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string">
            <text:p><text:a xlink:href="http://agents.ebrokercenter.com/#lead/edit/20160126092037-c2uCVUom-sIQZUDhx">Kevin Prince</text:a></text:p>
          </table:table-cell>
          <table:table-cell office:value-type="date" office:date-value="2016-01-26">
            <text:p>01/26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6332377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a xlink:href="http://agents.ebrokercenter.com/#lead/edit/20160125150201-5yDQaZNf-LLhANeOs">Helen Jacks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3977754">
            <text:p>1953977754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ishawn Smith</text:a></text:p>
          </table:table-cell>
          <table:table-cell office:value-type="float" office:value="943">
            <text:p>943</text:p>
          </table:table-cell>
        </table:table-row>
        <table:table-row table:style-name="ro3">
          <table:table-cell office:value-type="string">
            <text:p><text:a xlink:href="http://agents.ebrokercenter.com/#lead/edit/20160125153946-Pmfpy8LO-IrIiSBmZ">Tameka Boutte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199766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a xlink:href="http://agents.ebrokercenter.com/#lead/edit/20160122105929-sK0Jw2q6-m2fQISuJ">Lashari Clack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7873833">
            <text:p>1947873833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334">
            <text:p>334</text:p>
          </table:table-cell>
        </table:table-row>
        <table:table-row table:style-name="ro3">
          <table:table-cell office:value-type="string">
            <text:p><text:a xlink:href="http://agents.ebrokercenter.com/#lead/edit/20160121134852-I2cbD0cH-wkhIXF3Y">Elizabeth Hagood</text:a></text:p>
          </table:table-cell>
          <table:table-cell office:value-type="date" office:date-value="2016-01-26">
            <text:p>01/26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1242966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189">
            <text:p>189</text:p>
          </table:table-cell>
        </table:table-row>
        <table:table-row table:style-name="ro3">
          <table:table-cell office:value-type="string">
            <text:p><text:a xlink:href="http://agents.ebrokercenter.com/#lead/edit/20160121102018-Hvflomg5-TkBRBzlD">Tim Baio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37122059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452">
            <text:p>452</text:p>
          </table:table-cell>
        </table:table-row>
        <table:table-row table:style-name="ro4">
          <table:table-cell office:value-type="string">
            <text:p><text:a xlink:href="http://agents.ebrokercenter.com/#lead/edit/20160115125626-FRzfCpJl-EfKQAnaw">Ivan Thomas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10574772 call customer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2034">
            <text:p>2034</text:p>
          </table:table-cell>
        </table:table-row>
        <table:table-row table:style-name="ro2">
          <table:table-cell office:value-type="string">
            <text:p><text:a xlink:href="http://agents.ebrokercenter.com/#lead/edit/20160114151531-5rkM708p-ah1xlgIr">Melissa Causey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3755390">
            <text:p>1953755390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string">
            <text:p><text:a xlink:href="http://agents.ebrokercenter.com/#lead/edit/20160114134849-ro37ymFE-V23EUtCx">Victoria Vasquez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4478628">
            <text:p>195447862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95">
            <text:p>195</text:p>
          </table:table-cell>
        </table:table-row>
        <table:table-row table:style-name="ro5">
          <table:table-cell office:value-type="string">
            <text:p><text:a xlink:href="http://agents.ebrokercenter.com/#lead/edit/20160114131453-BRkvmxbB-x6qOZ9UI">Norma Paneria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5751921 Need to call customer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Brian White</text:a></text:p>
          </table:table-cell>
          <table:table-cell office:value-type="float" office:value="777">
            <text:p>777</text:p>
          </table:table-cell>
        </table:table-row>
        <table:table-row table:style-name="ro7">
          <table:table-cell office:value-type="string">
            <text:p><text:a xlink:href="http://agents.ebrokercenter.com/#lead/edit/20160105094104-TVLBPF2n-wNAkF5U9">Alfred Johnson Sr.</text:a></text:p>
          </table:table-cell>
          <table:table-cell office:value-type="date" office:date-value="2016-01-12">
            <text:p>01/1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78417233 cannot process payment no card info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349">
            <text:p>349</text:p>
          </table:table-cell>
        </table:table-row>
        <table:table-row table:style-name="ro5">
          <table:table-cell office:value-type="string">
            <text:p><text:a xlink:href="http://agents.ebrokercenter.com/#lead/edit/20151230092006-kYmixxMq-x724UN5Y">Rob Mosness</text:a></text:p>
          </table:table-cell>
          <table:table-cell office:value-type="date" office:date-value="2015-12-30">
            <text:p>12/30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876172688 (Declined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61.76">
            <text:p>261.76</text:p>
          </table:table-cell>
        </table:table-row>
        <table:table-row table:style-name="ro3">
          <table:table-cell office:value-type="string">
            <text:p><text:a xlink:href="http://agents.ebrokercenter.com/#lead/edit/20151222102659-Lsib7Jqy-S7EZrzOi">Daniel Barrett</text:a></text:p>
          </table:table-cell>
          <table:table-cell office:value-type="date" office:date-value="2015-12-22">
            <text:p>12/22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366733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1124.72">
            <text:p>1124.72</text:p>
          </table:table-cell>
        </table:table-row>
        <table:table-row table:style-name="ro3">
          <table:table-cell office:value-type="string">
            <text:p><text:a xlink:href="http://agents.ebrokercenter.com/#lead/edit/20151217153206-7qCC38Yn-dNRmnUMM">Maryanne Berry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5764725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37">
            <text:p>437</text:p>
          </table:table-cell>
        </table:table-row>
        <table:table-row table:style-name="ro3">
          <table:table-cell office:value-type="string">
            <text:p><text:a xlink:href="http://agents.ebrokercenter.com/#lead/edit/20151118113818-s9DwVSWF-JPHaAXbX">Lani Jo Clark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797531096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ean Mccloskey</text:a></text:p>
          </table:table-cell>
          <table:table-cell office:value-type="float" office:value="260.69">
            <text:p>260.69</text:p>
          </table:table-cell>
        </table:table-row>
        <table:table-row table:style-name="ro4">
          <table:table-cell office:value-type="string">
            <text:p><text:a xlink:href="http://agents.ebrokercenter.com/#lead/edit/20151215154114-m2XLhkR0-myNvPOnG">Carlos Miranda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49857481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670">
            <text:p>670</text:p>
          </table:table-cell>
        </table:table-row>
        <table:table-row table:style-name="ro4">
          <table:table-cell office:value-type="string">
            <text:p><text:a xlink:href="http://agents.ebrokercenter.com/#lead/edit/20151215111256-ZSMIcanW-tUC5776I">Debora Blanchard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1244065 - Status: Active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office:value-type="string">
            <text:p><text:a xlink:href="http://agents.ebrokercenter.com/#lead/edit/20151215090815-BBQLXcPp-1yFKVTjV">Emilio Luna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4528391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13">
            <text:p>213</text:p>
          </table:table-cell>
        </table:table-row>
        <table:table-row table:style-name="ro4">
          <table:table-cell office:value-type="string">
            <text:p><text:a xlink:href="http://agents.ebrokercenter.com/#lead/edit/20151215073531-zKaKVTlx-MIbTGPfV">Michael Conway</text:a></text:p>
          </table:table-cell>
          <table:table-cell office:value-type="date" office:date-value="2015-12-16">
            <text:p>12/16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6356611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04.17">
            <text:p>204.17</text:p>
          </table:table-cell>
        </table:table-row>
        <table:table-row table:style-name="ro3">
          <table:table-cell office:value-type="string">
            <text:p><text:a xlink:href="http://agents.ebrokercenter.com/#lead/edit/20151214182754-hSMROzHe-0r0rn5s8">Mary Knight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44234555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309.58">
            <text:p>309.58</text:p>
          </table:table-cell>
        </table:table-row>
        <table:table-row table:style-name="ro3">
          <table:table-cell office:value-type="string">
            <text:p><text:a xlink:href="http://agents.ebrokercenter.com/#lead/edit/20151212141411-LNzcbJw3-HQGlXNUO">Jane Trabert</text:a></text:p>
          </table:table-cell>
          <table:table-cell office:value-type="date" office:date-value="2015-12-12">
            <text:p>12/12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975851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office:value-type="string">
            <text:p><text:a xlink:href="http://agents.ebrokercenter.com/#lead/edit/20151209141146-DUhYCESZ-bp7mmsxM">Deborah Williams</text:a></text:p>
          </table:table-cell>
          <table:table-cell office:value-type="date" office:date-value="2015-12-09">
            <text:p>12/09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5807155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717">
            <text:p>717</text:p>
          </table:table-cell>
        </table:table-row>
        <table:table-row table:style-name="ro3">
          <table:table-cell office:value-type="string">
            <text:p><text:a xlink:href="http://agents.ebrokercenter.com/#lead/edit/20151208145051-qF6HQdm5-96531atB">Lee Cooper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597568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437">
            <text:p>437</text:p>
          </table:table-cell>
        </table:table-row>
        <table:table-row table:style-name="ro2">
          <table:table-cell office:value-type="string">
            <text:p><text:a xlink:href="http://agents.ebrokercenter.com/#lead/edit/20151207153220-ooZP2nuh-oQ1Crfxb">Carolyn Taylor</text:a></text:p>
          </table:table-cell>
          <table:table-cell office:value-type="date" office:date-value="2015-12-07">
            <text:p>12/07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21656465">
            <text:p>1821656465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803.56">
            <text:p>803.56</text:p>
          </table:table-cell>
        </table:table-row>
        <table:table-row table:style-name="ro3">
          <table:table-cell office:value-type="string">
            <text:p><text:a xlink:href="http://agents.ebrokercenter.com/#lead/edit/20151207083933-JTbc2qXA-LlDLeZlO">Teresa Perez</text:a></text:p>
          </table:table-cell>
          <table:table-cell office:value-type="date" office:date-value="2015-12-28">
            <text:p>12/2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1829576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76">
            <text:p>276</text:p>
          </table:table-cell>
        </table:table-row>
        <table:table-row table:style-name="ro4">
          <table:table-cell office:value-type="string">
            <text:p><text:a xlink:href="http://agents.ebrokercenter.com/#lead/edit/20151202145131-uNVqlCzI-OBVpP17b">Brenda Howard</text:a></text:p>
          </table:table-cell>
          <table:table-cell office:value-type="date" office:date-value="2015-12-04">
            <text:p>12/0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1044125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33.69">
            <text:p>433.69</text:p>
          </table:table-cell>
        </table:table-row>
        <table:table-row table:style-name="ro2">
          <table:table-cell office:value-type="string">
            <text:p><text:a xlink:href="http://agents.ebrokercenter.com/#lead/edit/20151202094750-wxAd2j16-X8Ti5TQI">Sandra Auten</text:a></text:p>
          </table:table-cell>
          <table:table-cell office:value-type="date" office:date-value="2015-12-03">
            <text:p>12/03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9017596">
            <text:p>180901759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639">
            <text:p>639</text:p>
          </table:table-cell>
        </table:table-row>
        <table:table-row table:style-name="ro2">
          <table:table-cell office:value-type="string">
            <text:p><text:a xlink:href="http://agents.ebrokercenter.com/#lead/edit/20151130165806-sdNskKNC-da0q3QOV">Margaret Segrest</text:a></text:p>
          </table:table-cell>
          <table:table-cell office:value-type="date" office:date-value="2015-12-01">
            <text:p>12/01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5844137">
            <text:p>1805844137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a xlink:href="http://agents.ebrokercenter.com/#lead/edit/20151124155148-zifHrYIl-0KRbc0Ct">Oscar Mason</text:a></text:p>
          </table:table-cell>
          <table:table-cell office:value-type="date" office:date-value="2015-11-24">
            <text:p>11/24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0882633">
            <text:p>1800882633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95">
            <text:p>495</text:p>
          </table:table-cell>
        </table:table-row>
        <table:table-row table:style-name="ro4">
          <table:table-cell office:value-type="string">
            <text:p><text:a xlink:href="http://agents.ebrokercenter.com/#lead/edit/20151123155205-I616xWvs-IDjeMsup">Debby Mccullough</text:a></text:p>
          </table:table-cell>
          <table:table-cell table:style-name="ce17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0055604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718.7">
            <text:p>718.7</text:p>
          </table:table-cell>
        </table:table-row>
        <table:table-row table:style-name="ro2">
          <table:table-cell office:value-type="string">
            <text:p><text:a xlink:href="http://agents.ebrokercenter.com/#lead/edit/20151123110930-T0wYCSo3-nKYkJ5Pd">Brenda Moore</text:a></text:p>
          </table:table-cell>
          <table:table-cell table:style-name="ce17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00770440">
            <text:p>1800770440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<text:a xlink:href="http://agents.ebrokercenter.com/#lead/edit/20151105162519-apEwE2Hk-2b5Kq3Hq">Daniel Lozano</text:a></text:p>
          </table:table-cell>
          <table:table-cell table:style-name="ce17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69873712">
            <text:p>176987371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Patricia Ponce</text:a></text:p>
          </table:table-cell>
          <table:table-cell office:value-type="float" office:value="237.14">
            <text:p>237.14</text:p>
          </table:table-cell>
        </table:table-row>
        <table:table-row table:style-name="ro2">
          <table:table-cell office:value-type="string">
            <text:p><text:a xlink:href="http://agents.ebrokercenter.com/#lead/edit/20151104132628-R9FQ0SD1-pGOCyG6d">Leonard Lake</text:a></text:p>
          </table:table-cell>
          <table:table-cell table:style-name="ce17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67524410">
            <text:p>176752441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256.72">
            <text:p>1256.72</text:p>
          </table:table-cell>
        </table:table-row>
        <table:table-row table:style-name="ro4">
          <table:table-cell office:value-type="string">
            <text:p><text:a xlink:href="http://agents.ebrokercenter.com/#lead/edit/20151104112642-J93STKJZ-plaRKXuc">Deloris Jackson</text:a></text:p>
          </table:table-cell>
          <table:table-cell table:style-name="ce17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72080405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668.54">
            <text:p>668.54</text:p>
          </table:table-cell>
        </table:table-row>
        <table:table-row table:style-name="ro4">
          <table:table-cell office:value-type="string">
            <text:p><text:a xlink:href="http://agents.ebrokercenter.com/#lead/edit/20151103133924-c2ag2hyb-7Hvtm5GI">April Stevenson</text:a></text:p>
          </table:table-cell>
          <table:table-cell office:value-type="date" office:date-value="2015-11-03">
            <text:p>11/03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0574975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hirlee Fequiere</text:a></text:p>
          </table:table-cell>
          <table:table-cell office:value-type="float" office:value="181.96">
            <text:p>181.96</text:p>
          </table:table-cell>
        </table:table-row>
      </table:table>
      <table:table table:name="Spencer Russ " table:style-name="ta1" table:print="false">
        <table:table-column table:style-name="co2" table:default-cell-style-name="ce2"/>
        <table:table-column table:style-name="co2" table:default-cell-style-name="ce4"/>
        <table:table-column table:style-name="co2" table:number-columns-repeated="5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26083511-3X1LlHop-4jVV5kDF">Lori Shoemake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255176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648">
            <text:p>648</text:p>
          </table:table-cell>
        </table:table-row>
        <table:table-row table:style-name="ro4">
          <table:table-cell office:value-type="string">
            <text:p><text:a xlink:href="http://agents.ebrokercenter.com/#lead/edit/20160131154944-XOuHQcXq-pxcHWGZ6">Matthew Budzinski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Status: Complete ID#: 1952066703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office:value-type="string">
            <text:p><text:a xlink:href="http://agents.ebrokercenter.com/#lead/edit/20160131143259-7yQ1PMek-zaLqduHF">Melvin Erby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Hold</text:a></text:p>
          </table:table-cell>
          <table:table-cell office:value-type="string">
            <text:p>ID#: 1953336397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229">
            <text:p>229</text:p>
          </table:table-cell>
        </table:table-row>
        <table:table-row table:style-name="ro3">
          <table:table-cell office:value-type="string">
            <text:p><text:a xlink:href="http://agents.ebrokercenter.com/#lead/edit/20160131130322-YDi65gOB-PzGOYmRN">Amanda Summers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59176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32">
            <text:p>232</text:p>
          </table:table-cell>
        </table:table-row>
        <table:table-row table:style-name="ro3">
          <table:table-cell office:value-type="string">
            <text:p><text:a xlink:href="http://agents.ebrokercenter.com/#lead/edit/20151217131202-dNDhQydr-3MfJHRKe">Barron Scott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1318333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661">
            <text:p>661</text:p>
          </table:table-cell>
        </table:table-row>
        <table:table-row table:style-name="ro3">
          <table:table-cell office:value-type="string">
            <text:p><text:a xlink:href="http://agents.ebrokercenter.com/#lead/edit/20160130090532-wjuH69kb-yw7kC7le">Debbie Ward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940667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750">
            <text:p>750</text:p>
          </table:table-cell>
        </table:table-row>
        <table:table-row table:style-name="ro4">
          <table:table-cell office:value-type="string">
            <text:p><text:a xlink:href="http://agents.ebrokercenter.com/#lead/edit/20160129073307-DxXfRGyu-JTieFrXM">David Ebert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Status: Complete ID#: 1948507822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office:value-type="string">
            <text:p><text:a xlink:href="http://agents.ebrokercenter.com/#lead/edit/20160127094440-ipbqC1FT-AKL6XT9e">Lisa Williams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175307 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834.34">
            <text:p>834.34</text:p>
          </table:table-cell>
        </table:table-row>
        <table:table-row table:style-name="ro3">
          <table:table-cell office:value-type="string">
            <text:p><text:a xlink:href="http://agents.ebrokercenter.com/#lead/edit/20160126103307-g7ph3naw-1KJ9TAe6">Bibi Hussain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594529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02">
            <text:p>302</text:p>
          </table:table-cell>
        </table:table-row>
        <table:table-row table:style-name="ro3">
          <table:table-cell office:value-type="string">
            <text:p><text:a xlink:href="http://agents.ebrokercenter.com/#lead/edit/20160122132103-G1YoTxzs-a3ondGCM">Victor Nealy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6410544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<text:a xlink:href="http://agents.ebrokercenter.com/#lead/edit/20160120154024-TXyudqOK-rjZoLAhy">Mashayla Bing</text:a></text:p>
          </table:table-cell>
          <table:table-cell office:value-type="date" office:date-value="2016-01-21">
            <text:p>01/2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33033084">
            <text:p>193303308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86">
            <text:p>286</text:p>
          </table:table-cell>
        </table:table-row>
        <table:table-row table:style-name="ro3">
          <table:table-cell office:value-type="string">
            <text:p><text:a xlink:href="http://agents.ebrokercenter.com/#lead/edit/20160118114630-MKiiAKhS-BVdkvZ8x">Latwanda Wheat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93656592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51.84">
            <text:p>351.84</text:p>
          </table:table-cell>
        </table:table-row>
        <table:table-row table:style-name="ro3">
          <table:table-cell office:value-type="string">
            <text:p><text:a xlink:href="http://agents.ebrokercenter.com/#lead/edit/20160118084827-1kVpIuVA-C0QgEWrd">Dalia Rodriguez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1995978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17">
            <text:p>217</text:p>
          </table:table-cell>
        </table:table-row>
        <table:table-row table:style-name="ro3">
          <table:table-cell office:value-type="string">
            <text:p><text:a xlink:href="http://agents.ebrokercenter.com/#lead/edit/20160113170516-ioOTmeXw-clbRiqR2">Janet Vanderhoes</text:a></text:p>
          </table:table-cell>
          <table:table-cell office:value-type="date" office:date-value="2016-01-13">
            <text:p>01/13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6913804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82">
            <text:p>382</text:p>
          </table:table-cell>
        </table:table-row>
        <table:table-row table:style-name="ro3">
          <table:table-cell office:value-type="string">
            <text:p><text:a xlink:href="http://agents.ebrokercenter.com/#lead/edit/20160113084300-R8pQedTP-rOSdQHuH">Elizabeth Saur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7511758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09">
            <text:p>309</text:p>
          </table:table-cell>
        </table:table-row>
        <table:table-row table:style-name="ro3">
          <table:table-cell office:value-type="string">
            <text:p><text:a xlink:href="http://agents.ebrokercenter.com/#lead/edit/20160106133000-L1Ni2B1O-TpbOIWU8">Harry Watts</text:a></text:p>
          </table:table-cell>
          <table:table-cell office:value-type="date" office:date-value="2016-01-07">
            <text:p>01/0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85874589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92">
            <text:p>392</text:p>
          </table:table-cell>
        </table:table-row>
        <table:table-row table:style-name="ro3">
          <table:table-cell office:value-type="string">
            <text:p><text:a xlink:href="http://agents.ebrokercenter.com/#lead/edit/20151229102339-0RQ2WBnN-x8UKLPVB">Keith Mitchell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0743876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1508">
            <text:p>1508</text:p>
          </table:table-cell>
        </table:table-row>
        <table:table-row table:style-name="ro3">
          <table:table-cell office:value-type="string">
            <text:p><text:a xlink:href="http://agents.ebrokercenter.com/#lead/edit/20151228111902-e6QvKBur-tbZCqeQ6">Wendy Sapetko</text:a></text:p>
          </table:table-cell>
          <table:table-cell office:value-type="date" office:date-value="2016-01-12">
            <text:p>01/1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Complete ID#: 1896406212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819">
            <text:p>819</text:p>
          </table:table-cell>
        </table:table-row>
        <table:table-row table:style-name="ro3">
          <table:table-cell office:value-type="string">
            <text:p><text:a xlink:href="http://agents.ebrokercenter.com/#lead/edit/20151217150310-AmyctQbx-kXu7dZpg">Rebecaa Dickson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5870854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Ladrena Black</text:a></text:p>
          </table:table-cell>
          <table:table-cell office:value-type="float" office:value="305">
            <text:p>305</text:p>
          </table:table-cell>
        </table:table-row>
        <table:table-row table:style-name="ro4">
          <table:table-cell office:value-type="string">
            <text:p><text:a xlink:href="http://agents.ebrokercenter.com/#lead/edit/20151214085028-BHFiz0nE-8zakd37W">Rajendra Patel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4536992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1224.38">
            <text:p>1224.38</text:p>
          </table:table-cell>
        </table:table-row>
        <table:table-row table:style-name="ro2">
          <table:table-cell office:value-type="string">
            <text:p><text:a xlink:href="http://agents.ebrokercenter.com/#lead/edit/20151207100703-Lsaa3ksn-2DDXIrnM">Hosni Flores</text:a></text:p>
          </table:table-cell>
          <table:table-cell office:value-type="date" office:date-value="2015-12-07">
            <text:p>12/07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19791697">
            <text:p>181979169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638.44">
            <text:p>638.44</text:p>
          </table:table-cell>
        </table:table-row>
      </table:table>
      <table:table table:name="Tierra Gant " table:style-name="ta1" table:print="false">
        <table:table-column table:style-name="co2" table:default-cell-style-name="ce2"/>
        <table:table-column table:style-name="co2" table:default-cell-style-name="ce4"/>
        <table:table-column table:style-name="co2" table:number-columns-repeated="5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2">
          <table:table-cell office:value-type="string">
            <text:p><text:a xlink:href="http://agents.ebrokercenter.com/#lead/edit/20151208165531-yjoCnENH-R9ShNkIo">Gary Mikes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-1950479762">
            <text:p>-195047976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562">
            <text:p>562</text:p>
          </table:table-cell>
        </table:table-row>
        <table:table-row table:style-name="ro6">
          <table:table-cell office:value-type="string">
            <text:p><text:a xlink:href="http://agents.ebrokercenter.com/#lead/edit/20160125093013-QOKISzki-pWfSl4Rg">Alton Ford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945729349 - DECLINED (left vm for declined payment)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587">
            <text:p>587</text:p>
          </table:table-cell>
        </table:table-row>
        <table:table-row table:style-name="ro8">
          <table:table-cell office:value-type="string">
            <text:p><text:a xlink:href="http://agents.ebrokercenter.com/#lead/edit/20160120110017-mxO4fL3p-6izf3PL7">Sherri Sanders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927229684 - DECLINED (Called regarding declined payment. Unable to leave vm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563">
            <text:p>563</text:p>
          </table:table-cell>
        </table:table-row>
        <table:table-row table:style-name="ro6">
          <table:table-cell office:value-type="string">
            <text:p><text:a xlink:href="http://agents.ebrokercenter.com/#lead/edit/20160120093410-WoStuPQ0-M18RkC2g">Quintell Lott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30446519 - cannot log in to healthcare.gov</text:p>
          </table:table-cell>
          <table:table-cell office:value-type="string">
            <text:p><text:a xlink:href="http://agents.ebrokercenter.com/#">CUL First Choice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306.75">
            <text:p>306.75</text:p>
          </table:table-cell>
        </table:table-row>
        <table:table-row table:style-name="ro5">
          <table:table-cell office:value-type="string">
            <text:p><text:a xlink:href="http://agents.ebrokercenter.com/#lead/edit/20160118111904-1Moflyi7-NKJrbI2j">Larry Walke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Followup</text:a></text:p>
          </table:table-cell>
          <table:table-cell office:value-type="string">
            <text:p>1920639805 - NO PAYMENT METHOD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482">
            <text:p>482</text:p>
          </table:table-cell>
        </table:table-row>
        <table:table-row table:style-name="ro5">
          <table:table-cell office:value-type="string">
            <text:p><text:a xlink:href="http://agents.ebrokercenter.com/#lead/edit/20160115105757-EGVc9JHC-mYSiODgh">Haley Grabfelder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Followup</text:a></text:p>
          </table:table-cell>
          <table:table-cell office:value-type="string">
            <text:p>1907788184 - May need to get checking info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232.15">
            <text:p>232.15</text:p>
          </table:table-cell>
        </table:table-row>
        <table:table-row table:style-name="ro5">
          <table:table-cell office:value-type="string">
            <text:p><text:a xlink:href="http://agents.ebrokercenter.com/#lead/edit/20160114112149-UKlAqia6-mM4XN62l">Kenneth Matz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906211174 - Authorize Payment is invalid.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635">
            <text:p>635</text:p>
          </table:table-cell>
        </table:table-row>
        <table:table-row table:style-name="ro5">
          <table:table-cell office:value-type="string">
            <text:p><text:a xlink:href="http://agents.ebrokercenter.com/#lead/edit/20160114100358-SuFVqEfO-yXnk52F3">Shelia Cornelius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06600514 - UNABLE TO MAKE PAYMENT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701">
            <text:p>701</text:p>
          </table:table-cell>
        </table:table-row>
        <table:table-row table:style-name="ro9">
          <table:table-cell office:value-type="string">
            <text:p><text:a xlink:href="http://agents.ebrokercenter.com/#lead/edit/20160112111347-d6RturTQ-2bK3T1lk">Gilbert Gonzalez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99844109 - DECLINED (called regarding decline, unable to leave vm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299">
            <text:p>299</text:p>
          </table:table-cell>
        </table:table-row>
        <table:table-row table:style-name="ro9">
          <table:table-cell office:value-type="string">
            <text:p><text:a xlink:href="http://agents.ebrokercenter.com/#lead/edit/20160112083103-vCKYdFyG-D0jECtaF">Terrill Walker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95281721 - DECLINED (called regarading decline, he was unavailable)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210.14">
            <text:p>210.14</text:p>
          </table:table-cell>
        </table:table-row>
        <table:table-row table:style-name="ro10">
          <table:table-cell office:value-type="string">
            <text:p><text:a xlink:href="http://agents.ebrokercenter.com/#lead/edit/20160111101456-Ok9a20Zx-dmLDVgRA">Brenda Faine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99210343 - May be eligible For MedicaidOpens in a new window You'll get a final decision from your state Medicaid agency.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525">
            <text:p>525</text:p>
          </table:table-cell>
        </table:table-row>
        <table:table-row table:style-name="ro5">
          <table:table-cell office:value-type="string">
            <text:p><text:a xlink:href="http://agents.ebrokercenter.com/#lead/edit/20160104101920-BIG5xzka-qJvccpKL">David Wenitsky</text:a></text:p>
          </table:table-cell>
          <table:table-cell office:value-type="date" office:date-value="2016-01-04">
            <text:p>01/04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81417974 - DECLINED (unable to leve vm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379">
            <text:p>379</text:p>
          </table:table-cell>
        </table:table-row>
        <table:table-row table:style-name="ro6">
          <table:table-cell office:value-type="string">
            <text:p><text:a xlink:href="http://agents.ebrokercenter.com/#lead/edit/20160102125109-WYOq1Qxb-PzfTCrYN">James Mahone / M</text:a></text:p>
          </table:table-cell>
          <table:table-cell office:value-type="date" office:date-value="2016-01-07">
            <text:p>01/07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96732974 - DECLINED (left vm about declined payment)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Jeff Roeper</text:a></text:p>
          </table:table-cell>
          <table:table-cell office:value-type="float" office:value="601.19">
            <text:p>601.19</text:p>
          </table:table-cell>
        </table:table-row>
        <table:table-row table:style-name="ro5">
          <table:table-cell office:value-type="string">
            <text:p><text:a xlink:href="http://agents.ebrokercenter.com/#lead/edit/20151229152003-1tjWhhrw-t0eHkm5T">Feda Abuokab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99396380 - UNABLE TO MAKE PAYMENT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240">
            <text:p>240</text:p>
          </table:table-cell>
        </table:table-row>
        <table:table-row table:style-name="ro4">
          <table:table-cell office:value-type="string">
            <text:p><text:a xlink:href="http://agents.ebrokercenter.com/#lead/edit/20151217154946-H9eahroW-FjVujqRs">Misty Mclauglin</text:a></text:p>
          </table:table-cell>
          <table:table-cell office:value-type="date" office:date-value="2015-12-31">
            <text:p>12/31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67595561 (declined payment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685">
            <text:p>685</text:p>
          </table:table-cell>
        </table:table-row>
        <table:table-row table:style-name="ro5">
          <table:table-cell office:value-type="string">
            <text:p><text:a xlink:href="http://agents.ebrokercenter.com/#lead/edit/20151216162535-oW8zuQI8-lm2xgVFr">James Davi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60995582 - UNABLE TO MAKE PAYMENT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275.26">
            <text:p>275.26</text:p>
          </table:table-cell>
        </table:table-row>
        <table:table-row table:style-name="ro5">
          <table:table-cell office:value-type="string">
            <text:p><text:a xlink:href="http://agents.ebrokercenter.com/#lead/edit/20151216092840-2NyEVUru-svF7C23w">Charles Moody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52499331 - UNABLE TO MAKE PAYMENT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790">
            <text:p>790</text:p>
          </table:table-cell>
        </table:table-row>
        <table:table-row table:style-name="ro5">
          <table:table-cell office:value-type="string">
            <text:p><text:a xlink:href="http://agents.ebrokercenter.com/#lead/edit/20151215191120-catJQvn4-5ER0ALM8">Martha Arena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849359328 - UNABLE TO MAKE PAYMENT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556">
            <text:p>556</text:p>
          </table:table-cell>
        </table:table-row>
        <table:table-row table:style-name="ro5">
          <table:table-cell office:value-type="string">
            <text:p><text:a xlink:href="http://agents.ebrokercenter.com/#lead/edit/20151215160757-dh1h1PtL-8vfoTp6q">Barbara Walker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49225064 - UNABLE TO MAKE PAYMENT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553.59">
            <text:p>553.59</text:p>
          </table:table-cell>
        </table:table-row>
        <table:table-row table:style-name="ro5">
          <table:table-cell office:value-type="string">
            <text:p><text:a xlink:href="http://agents.ebrokercenter.com/#lead/edit/20151215103313-oHD6ZbDI-InIoeHy3">Hector Niebla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67369064 - UNABLE TO MAKE PAYMENT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636">
            <text:p>636</text:p>
          </table:table-cell>
        </table:table-row>
        <table:table-row table:style-name="ro6">
          <table:table-cell office:value-type="string">
            <text:p><text:a xlink:href="http://agents.ebrokercenter.com/#lead/edit/20151215090424-DDMaEkee-C1xDaFfm">Jade Hensely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3790929 - Brittany Evans will process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513.3">
            <text:p>513.3</text:p>
          </table:table-cell>
        </table:table-row>
        <table:table-row table:style-name="ro6">
          <table:table-cell office:value-type="string">
            <text:p><text:a xlink:href="http://agents.ebrokercenter.com/#lead/edit/20151212102927-BB7zyCyZ-97arrEFG">Riley Sim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8877766 web issues/unable to process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657">
            <text:p>657</text:p>
          </table:table-cell>
        </table:table-row>
        <table:table-row table:style-name="ro6">
          <table:table-cell office:value-type="string">
            <text:p><text:a xlink:href="http://agents.ebrokercenter.com/#lead/edit/20151212092214-nA79CiJN-dxexHGMG">Lynda Braido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8535927 unable to submit payment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986">
            <text:p>986</text:p>
          </table:table-cell>
        </table:table-row>
        <table:table-row table:style-name="ro6">
          <table:table-cell office:value-type="string">
            <text:p><text:a xlink:href="http://agents.ebrokercenter.com/#lead/edit/20151211103227-6DoMrUb5-lC60URhZ">Dan Cantrell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33822362 (Needs to be Re Enroll 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677.26">
            <text:p>677.26</text:p>
          </table:table-cell>
        </table:table-row>
        <table:table-row table:style-name="ro8">
          <table:table-cell office:value-type="string">
            <text:p><text:a xlink:href="http://agents.ebrokercenter.com/#lead/edit/20151208165531-yjoCnENH-R9ShNkIo">Gary Mike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1825617424 - There was a problem processing your payment. You will be sent a bill in the mail.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430">
            <text:p>430</text:p>
          </table:table-cell>
        </table:table-row>
        <table:table-row table:style-name="ro3">
          <table:table-cell office:value-type="string">
            <text:p><text:a xlink:href="http://agents.ebrokercenter.com/#lead/edit/20151208092716-LzXhBGwl-jhU8rsVA">Donna Giles</text:a></text:p>
          </table:table-cell>
          <table:table-cell office:value-type="date" office:date-value="2015-12-10">
            <text:p>12/10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21146647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633">
            <text:p>633</text:p>
          </table:table-cell>
        </table:table-row>
        <table:table-row table:style-name="ro11">
          <table:table-cell office:value-type="string">
            <text:p><text:a xlink:href="http://agents.ebrokercenter.com/#lead/edit/20151207140727-90iu9cjz-PXOblTG3">Angelique Sisco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20569156 ( View eligibility results Your application has been processed and your eligibility results are ready for your review.)</text:p>
          </table:table-cell>
          <table:table-cell office:value-type="string">
            <text:p><text:a xlink:href="http://agents.ebrokercenter.com/#">Cigna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357">
            <text:p>357</text:p>
          </table:table-cell>
        </table:table-row>
        <table:table-row table:style-name="ro3">
          <table:table-cell office:value-type="string">
            <text:p><text:a xlink:href="http://agents.ebrokercenter.com/#lead/edit/20151202091732-BmjjGjih-a8DKTi8D">Bazgha Sheikh</text:a></text:p>
          </table:table-cell>
          <table:table-cell office:value-type="date" office:date-value="2015-12-02">
            <text:p>12/02/15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ID#: 1811874030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242.63">
            <text:p>242.63</text:p>
          </table:table-cell>
        </table:table-row>
        <table:table-row table:style-name="ro6">
          <table:table-cell office:value-type="string">
            <text:p><text:a xlink:href="http://agents.ebrokercenter.com/#lead/edit/20151125110226-qws2345H-PkLD6fUP">Cynthia Norrick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67969074 (Try to make payment have to set up user name.)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 office:value-type="string">
            <text:p><text:a xlink:href="http://agents.ebrokercenter.com/#lead/edit/20151125100125-NXUC6wLo-izYZGdXn">Donna Oetman</text:a></text:p>
          </table:table-cell>
          <table:table-cell office:value-type="date" office:date-value="2016-01-05">
            <text:p>01/05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4969574">
            <text:p>180496957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string">
            <text:p><text:a xlink:href="http://agents.ebrokercenter.com/#lead/edit/20151124101442-aZYILGP5-kEYW76Su">Shirley Joyner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0141122">
            <text:p>180014112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444">
            <text:p>444</text:p>
          </table:table-cell>
        </table:table-row>
        <table:table-row table:style-name="ro2">
          <table:table-cell office:value-type="string">
            <text:p><text:a xlink:href="http://agents.ebrokercenter.com/#lead/edit/20151123154139-B4HbzDul-BEtj39ea">Ashly Willett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798788319">
            <text:p>1798788319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string">
            <text:p><text:a xlink:href="http://agents.ebrokercenter.com/#lead/edit/20151123110757-1Vs3Ql1i-wqgZajkf">Cassie Withee</text:a></text:p>
          </table:table-cell>
          <table:table-cell office:value-type="date" office:date-value="2015-12-03">
            <text:p>12/03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798369007">
            <text:p>1798369007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781">
            <text:p>781</text:p>
          </table:table-cell>
        </table:table-row>
        <table:table-row table:style-name="ro3">
          <table:table-cell office:value-type="string">
            <text:p><text:a xlink:href="http://agents.ebrokercenter.com/#lead/edit/20151120103527-VQEOZdc9-zK0ySwoC">Angela Thompso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0232064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1026.9">
            <text:p>1026.9</text:p>
          </table:table-cell>
        </table:table-row>
        <table:table-row table:style-name="ro4">
          <table:table-cell office:value-type="string">
            <text:p><text:a xlink:href="http://agents.ebrokercenter.com/#lead/edit/20151119150152-jFur2hkB-A3U3vU1T">Wendy Gamble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54319463</text:p>
          </table:table-cell>
          <table:table-cell office:value-type="string">
            <text:p><text:a xlink:href="http://agents.ebrokercenter.com/#">Louisiana Health Cooperativ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474.07">
            <text:p>474.07</text:p>
          </table:table-cell>
        </table:table-row>
        <table:table-row table:style-name="ro2">
          <table:table-cell office:value-type="string">
            <text:p><text:a xlink:href="http://agents.ebrokercenter.com/#lead/edit/20151119093121-2IckKmoy-gQkUITjn">Jaquelin Cintora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1910037">
            <text:p>179191003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a xlink:href="http://agents.ebrokercenter.com/#lead/edit/20151116143535-k9IhuvGj-2QPNFeex">Kimberly Mckinney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5282138">
            <text:p>180528213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hris Esser</text:a></text:p>
          </table:table-cell>
          <table:table-cell office:value-type="float" office:value="489.74">
            <text:p>489.74</text:p>
          </table:table-cell>
        </table:table-row>
        <table:table-row table:style-name="ro4">
          <table:table-cell office:value-type="string">
            <text:p><text:a xlink:href="http://agents.ebrokercenter.com/#lead/edit/20151116101953-vJle6cKK-vZlYlkB2">Grace Thomas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13486024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541.43">
            <text:p>541.43</text:p>
          </table:table-cell>
        </table:table-row>
        <table:table-row table:style-name="ro3">
          <table:table-cell office:value-type="string">
            <text:p><text:a xlink:href="http://agents.ebrokercenter.com/#lead/edit/20151104141213-VpH50bgi-INc85mih">Dolly Crosley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781614824 (Paid)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549.33">
            <text:p>549.33</text:p>
          </table:table-cell>
        </table:table-row>
        <table:table-row table:style-name="ro2">
          <table:table-cell office:value-type="string">
            <text:p><text:a xlink:href="http://agents.ebrokercenter.com/#lead/edit/20151102145923-r07BIFIf-fI6D0Ud9">Angeline Stewart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781274482">
            <text:p>178127448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621.54">
            <text:p>621.54</text:p>
          </table:table-cell>
        </table:table-row>
      </table:table>
      <table:table table:name="William Dickson " table:style-name="ta1" table:print="false">
        <table:table-column table:style-name="co2" table:default-cell-style-name="ce2"/>
        <table:table-column table:style-name="co2" table:default-cell-style-name="ce4"/>
        <table:table-column table:style-name="co2" table:number-columns-repeated="5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20110200-GBaUxIvY-AKrArurK">Shelia Williams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3300800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shawn Smith</text:a></text:p>
          </table:table-cell>
          <table:table-cell office:value-type="float" office:value="431">
            <text:p>431</text:p>
          </table:table-cell>
        </table:table-row>
        <table:table-row table:style-name="ro3">
          <table:table-cell office:value-type="string">
            <text:p><text:a xlink:href="http://agents.ebrokercenter.com/#lead/edit/20160120090426-qCQaW8O8-xe4N4iGo">Sandra Car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2832118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office:value-type="string">
            <text:p><text:a xlink:href="http://agents.ebrokercenter.com/#lead/edit/20160119131715-JXd2OrfB-OwhuQO3z">Marsie Venske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24082814 Paid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214">
            <text:p>214</text:p>
          </table:table-cell>
        </table:table-row>
        <table:table-row table:style-name="ro3">
          <table:table-cell office:value-type="string">
            <text:p><text:a xlink:href="http://agents.ebrokercenter.com/#lead/edit/20160115111013-hjdRakgn-3CbaS4pH">Brenda Beard</text:a></text:p>
          </table:table-cell>
          <table:table-cell office:value-type="date" office:date-value="2016-01-16">
            <text:p>01/16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7228354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554.74">
            <text:p>554.74</text:p>
          </table:table-cell>
        </table:table-row>
        <table:table-row table:style-name="ro2">
          <table:table-cell office:value-type="string">
            <text:p><text:a xlink:href="http://agents.ebrokercenter.com/#lead/edit/20160114112834-hatmXEi2-Oqv4zOBw">Shelia Mcclai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TBD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a xlink:href="http://agents.ebrokercenter.com/#lead/edit/20160113141746-0wXIqTDt-QQVfRz8N">Tina Coleman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Hold</text:a></text:p>
          </table:table-cell>
          <table:table-cell office:value-type="float" office:value="1916422394">
            <text:p>1916422394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tthew Bosah</text:a></text:p>
          </table:table-cell>
          <table:table-cell table:style-name="ce3" office:value-type="string">
            <text:p/>
          </table:table-cell>
        </table:table-row>
        <table:table-row table:style-name="ro7">
          <table:table-cell office:value-type="string">
            <text:p><text:a xlink:href="http://agents.ebrokercenter.com/#lead/edit/20160108140534-2GqZeWXK-j8kAPqrq">Caroline Onyinah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Application ID: 1894939045 RUN PAYMENT 1/14/16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Teresa Lubrani</text:a></text:p>
          </table:table-cell>
          <table:table-cell office:value-type="float" office:value="308.49">
            <text:p>308.49</text:p>
          </table:table-cell>
        </table:table-row>
        <table:table-row table:style-name="ro3">
          <table:table-cell office:value-type="string">
            <text:p><text:a xlink:href="http://agents.ebrokercenter.com/#lead/edit/20151218114535-xTkK5ZMW-jZgoYqMQ">Robert Backerx</text:a></text:p>
          </table:table-cell>
          <table:table-cell office:value-type="date" office:date-value="2015-12-24">
            <text:p>12/24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3157599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458">
            <text:p>458</text:p>
          </table:table-cell>
        </table:table-row>
        <table:table-row table:style-name="ro2">
          <table:table-cell office:value-type="string">
            <text:p><text:a xlink:href="http://agents.ebrokercenter.com/#lead/edit/20151217145638-qpInmZMT-Qy6b61yZ">Chantal Bassoumbakayi</text:a></text:p>
          </table:table-cell>
          <table:table-cell office:value-type="date" office:date-value="2016-01-13">
            <text:p>01/13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64375387">
            <text:p>1864375387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string">
            <text:p><text:a xlink:href="http://agents.ebrokercenter.com/#lead/edit/20151215102013-Zdn0nDep-iYk9ksp3">Virgie Hall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0214340">
            <text:p>195021434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310">
            <text:p>310</text:p>
          </table:table-cell>
        </table:table-row>
        <table:table-row table:style-name="ro3">
          <table:table-cell office:value-type="string">
            <text:p><text:a xlink:href="http://agents.ebrokercenter.com/#lead/edit/20151210134440-iqUszLxe-7TUZAvzL">Joshua Sheaffer</text:a></text:p>
          </table:table-cell>
          <table:table-cell office:value-type="date" office:date-value="2015-12-28">
            <text:p>12/28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28811781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string">
            <text:p><text:a xlink:href="http://agents.ebrokercenter.com/#lead/edit/20151208151426-NwVI9OWp-vrFMBzGP">Shirley Pearson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 </text:a></text:p>
          </table:table-cell>
          <table:table-cell office:value-type="float" office:value="1823163596">
            <text:p>1823163596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 </text:a></text:p>
          </table:table-cell>
          <table:table-cell office:value-type="float" office:value="534.4">
            <text:p>534.4</text:p>
          </table:table-cell>
        </table:table-row>
        <table:table-row table:style-name="ro3">
          <table:table-cell office:value-type="string">
            <text:p><text:a xlink:href="http://agents.ebrokercenter.com/#lead/edit/20151207144622-DuiSG1zb-vHbl8Mwh">Willa Fulton</text:a></text:p>
          </table:table-cell>
          <table:table-cell office:value-type="date" office:date-value="2015-12-08">
            <text:p>12/0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388002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<text:a xlink:href="http://agents.ebrokercenter.com/#lead/edit/20151203104715-pgXVcTOr-pKAIP3x8">Cathy Blankenship</text:a></text:p>
          </table:table-cell>
          <table:table-cell office:value-type="date" office:date-value="2015-12-03">
            <text:p>12/03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13293329">
            <text:p>1813293329</text:p>
          </table:table-cell>
          <table:table-cell office:value-type="string">
            <text:p><text:a xlink:href="http://agents.ebrokercenter.com/#">Cig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488.52">
            <text:p>488.52</text:p>
          </table:table-cell>
        </table:table-row>
        <table:table-row table:style-name="ro2">
          <table:table-cell office:value-type="string">
            <text:p><text:a xlink:href="http://agents.ebrokercenter.com/#lead/edit/20151130104231-PqbkC7Nh-O7fbLmVZ">Michael Baker</text:a></text:p>
          </table:table-cell>
          <table:table-cell office:value-type="date" office:date-value="2015-11-30">
            <text:p>11/30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8162907">
            <text:p>180816290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5.4">
            <text:p>45.4</text:p>
          </table:table-cell>
        </table:table-row>
        <table:table-row table:style-name="ro2">
          <table:table-cell office:value-type="string">
            <text:p><text:a xlink:href="http://agents.ebrokercenter.com/#lead/edit/20151130095710-mmmXpzGw-UUEFcP1Z">Dorothy Miles</text:a></text:p>
          </table:table-cell>
          <table:table-cell office:value-type="date" office:date-value="2015-12-01">
            <text:p>12/01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7008768">
            <text:p>180700876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463">
            <text:p>463</text:p>
          </table:table-cell>
        </table:table-row>
        <table:table-row table:style-name="ro4">
          <table:table-cell office:value-type="string">
            <text:p><text:a xlink:href="http://agents.ebrokercenter.com/#lead/edit/20151123170314-aG8FrxCL-hWB6GBtn">Karandalous Burns</text:a></text:p>
          </table:table-cell>
          <table:table-cell office:value-type="date" office:date-value="2015-12-10">
            <text:p>12/10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807177125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290.78">
            <text:p>290.78</text:p>
          </table:table-cell>
        </table:table-row>
        <table:table-row table:style-name="ro2">
          <table:table-cell office:value-type="string">
            <text:p><text:a xlink:href="http://agents.ebrokercenter.com/#lead/edit/20151116145809-DHhgh8IH-OOwzDtVk">Ronald Miller</text:a></text:p>
          </table:table-cell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1285424">
            <text:p>1791285424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Cameron Bryant</text:a></text:p>
          </table:table-cell>
          <table:table-cell office:value-type="float" office:value="665">
            <text:p>6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/02/2016</text:date>, <text:time>18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02:21.64</meta:creation-date>
    <dc:date>2016-02-02T18:54:31.50</dc:date>
    <meta:editing-duration>PT6M39S</meta:editing-duration>
    <meta:editing-cycles>1</meta:editing-cycles>
    <meta:document-statistic meta:table-count="12" meta:cell-count="2226" meta:object-count="0"/>
    <meta:generator>OpenOffice/4.1.1$Win32 OpenOffice.org_project/411m6$Build-9775</meta:generator>
  </office:meta>
</office:document-meta>
</file>